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ＭＳ Ｐゴシック" svg:font-family="'ＭＳ Ｐゴシック'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diagonal-bl-tr="none" style:diagonal-tl-br="none" fo:border="none" style:rotation-align="none"/>
      <style:text-properties fo:color="#44546a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normal" style:font-size-asian="14pt" style:font-style-asian="normal" style:font-weight-asian="normal" style:font-name-complex="ＭＳ Ｐゴシック" style:font-size-complex="14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ce2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M403.428793492735</text:p>
          </table:table-cell>
          <table:table-cell table:style-name="ce1" office:value-type="string" calcext:value-type="string">
            <text:p>M148.413159102577</text:p>
          </table:table-cell>
          <table:table-cell table:style-name="ce1" office:value-type="string" calcext:value-type="string">
            <text:p>M54.5981500331442</text:p>
          </table:table-cell>
          <table:table-cell table:style-name="ce1" office:value-type="string" calcext:value-type="string">
            <text:p>M20.0855369231877</text:p>
          </table:table-cell>
          <table:table-cell table:style-name="ce1" office:value-type="string" calcext:value-type="string">
            <text:p>M7.38905609893065</text:p>
          </table:table-cell>
          <table:table-cell table:style-name="ce1" office:value-type="string" calcext:value-type="string">
            <text:p>M2.71828182845904</text:p>
          </table:table-cell>
          <table:table-cell table:style-name="ce1" office:value-type="string" calcext:value-type="string">
            <text:p>M1</text:p>
          </table:table-cell>
          <table:table-cell table:style-name="Default" office:value-type="string" calcext:value-type="string">
            <text:p>Purit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IC50*purity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67001203651329" calcext:value-type="float">
            <text:p>0.0670012037</text:p>
          </table:table-cell>
          <table:table-cell office:value-type="float" office:value="0.0942822820522316" calcext:value-type="float">
            <text:p>0.0942822821</text:p>
          </table:table-cell>
          <table:table-cell office:value-type="float" office:value="0.830023341764915" calcext:value-type="float">
            <text:p>0.8300233418</text:p>
          </table:table-cell>
          <table:table-cell office:value-type="float" office:value="1.033853955445" calcext:value-type="float">
            <text:p>1.0338539554</text:p>
          </table:table-cell>
          <table:table-cell office:value-type="float" office:value="0.99286168133744" calcext:value-type="float">
            <text:p>0.9928616813</text:p>
          </table:table-cell>
          <table:table-cell office:value-type="float" office:value="0.986359471331149" calcext:value-type="float">
            <text:p>0.9863594713</text:p>
          </table:table-cell>
          <table:table-cell office:value-type="float" office:value="0.999787935696976" calcext:value-type="float">
            <text:p>0.9997879357</text:p>
          </table:table-cell>
          <table:table-cell table:style-name="ce4" office:value-type="float" office:value="92.47" calcext:value-type="float">
            <text:p>92.47</text:p>
          </table:table-cell>
          <table:table-cell office:value-type="float" office:value="0" calcext:value-type="float">
            <text:p>0</text:p>
          </table:table-cell>
          <table:table-cell office:value-type="float" office:value="72.4595290428689" calcext:value-type="float">
            <text:p>72.4595290429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0480599309981135" calcext:value-type="float">
            <text:p>0.048059931</text:p>
          </table:table-cell>
          <table:table-cell office:value-type="float" office:value="-0.000565410023660135" calcext:value-type="float">
            <text:p>-0.00056541</text:p>
          </table:table-cell>
          <table:table-cell office:value-type="float" office:value="0.938299566662036" calcext:value-type="float">
            <text:p>0.9382995667</text:p>
          </table:table-cell>
          <table:table-cell office:value-type="float" office:value="1.02395930635995" calcext:value-type="float">
            <text:p>1.0239593064</text:p>
          </table:table-cell>
          <table:table-cell office:value-type="float" office:value="0.99370977004393" calcext:value-type="float">
            <text:p>0.99370977</text:p>
          </table:table-cell>
          <table:table-cell office:value-type="float" office:value="0.994699234952435" calcext:value-type="float">
            <text:p>0.994699235</text:p>
          </table:table-cell>
          <table:table-cell office:value-type="float" office:value="0.997243585324706" calcext:value-type="float">
            <text:p>0.9972435853</text:p>
          </table:table-cell>
          <table:table-cell table:style-name="ce5" office:value-type="float" office:value="91.23" calcext:value-type="float">
            <text:p>91.23</text:p>
          </table:table-cell>
          <table:table-cell office:value-type="float" office:value="0" calcext:value-type="float">
            <text:p>0</text:p>
          </table:table-cell>
          <table:table-cell office:value-type="float" office:value="60.562083268945" calcext:value-type="float">
            <text:p>60.5620832689</text:p>
          </table:table-cell>
          <table:table-cell table:number-columns-repeated="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0761891297003065" calcext:value-type="float">
            <text:p>0.0761891297</text:p>
          </table:table-cell>
          <table:table-cell office:value-type="float" office:value="-0.00141353032495047" calcext:value-type="float">
            <text:p>-0.0014135303</text:p>
          </table:table-cell>
          <table:table-cell office:value-type="float" office:value="0.357339761583421" calcext:value-type="float">
            <text:p>0.3573397616</text:p>
          </table:table-cell>
          <table:table-cell office:value-type="float" office:value="1.0178811407069" calcext:value-type="float">
            <text:p>1.0178811407</text:p>
          </table:table-cell>
          <table:table-cell office:value-type="float" office:value="0.977030158548555" calcext:value-type="float">
            <text:p>0.9770301585</text:p>
          </table:table-cell>
          <table:table-cell office:value-type="float" office:value="0.999222599394518" calcext:value-type="float">
            <text:p>0.9992225994</text:p>
          </table:table-cell>
          <table:table-cell office:value-type="float" office:value="0.992154884580165" calcext:value-type="float">
            <text:p>0.992154884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9.6570384895362" calcext:value-type="float">
            <text:p>49.6570384895</text:p>
          </table:table-cell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0890522261688751" calcext:value-type="float">
            <text:p>0.0890522262</text:p>
          </table:table-cell>
          <table:table-cell office:value-type="float" office:value="1.11597996411494" calcext:value-type="float">
            <text:p>1.1159799641</text:p>
          </table:table-cell>
          <table:table-cell office:value-type="float" office:value="1.06693051028452" calcext:value-type="float">
            <text:p>1.0669305103</text:p>
          </table:table-cell>
          <table:table-cell office:value-type="float" office:value="1.00713831866256" calcext:value-type="float">
            <text:p>1.0071383187</text:p>
          </table:table-cell>
          <table:table-cell office:value-type="float" office:value="0.978726420214337" calcext:value-type="float">
            <text:p>0.9787264202</text:p>
          </table:table-cell>
          <table:table-cell office:value-type="float" office:value="0.977312910952587" calcext:value-type="float">
            <text:p>0.977312911</text:p>
          </table:table-cell>
          <table:table-cell office:value-type="float" office:value="0.992579013186211" calcext:value-type="float">
            <text:p>0.9925790132</text:p>
          </table:table-cell>
          <table:table-cell office:value-type="float" office:value="93.86" calcext:value-type="float">
            <text:p>93.86</text:p>
          </table:table-cell>
          <table:table-cell office:value-type="float" office:value="1" calcext:value-type="float">
            <text:p>1</text:p>
          </table:table-cell>
          <table:table-cell office:value-type="float" office:value="317.794321027078" calcext:value-type="float">
            <text:p>317.7943210271</text:p>
          </table:table-cell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.143897103779911" calcext:value-type="float">
            <text:p>0.1438971038</text:p>
          </table:table-cell>
          <table:table-cell office:value-type="float" office:value="0.00833981101348733" calcext:value-type="float">
            <text:p>0.008339811</text:p>
          </table:table-cell>
          <table:table-cell office:value-type="float" office:value="1.06594104537602" calcext:value-type="float">
            <text:p>1.0659410454</text:p>
          </table:table-cell>
          <table:table-cell office:value-type="float" office:value="1.01236839560912" calcext:value-type="float">
            <text:p>1.0123683956</text:p>
          </table:table-cell>
          <table:table-cell office:value-type="float" office:value="0.99031733096517" calcext:value-type="float">
            <text:p>0.990317331</text:p>
          </table:table-cell>
          <table:table-cell office:value-type="float" office:value="0.978867796416352" calcext:value-type="float">
            <text:p>0.9788677964</text:p>
          </table:table-cell>
          <table:table-cell office:value-type="float" office:value="0.98946924225868" calcext:value-type="float">
            <text:p>0.9894692423</text:p>
          </table:table-cell>
          <table:table-cell office:value-type="float" office:value="94.34" calcext:value-type="float">
            <text:p>94.34</text:p>
          </table:table-cell>
          <table:table-cell office:value-type="float" office:value="1" calcext:value-type="float">
            <text:p>1</text:p>
          </table:table-cell>
          <table:table-cell office:value-type="float" office:value="89.0641878260146" calcext:value-type="float">
            <text:p>89.064187826</text:p>
          </table:table-cell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155629369669559" calcext:value-type="float">
            <text:p>0.1556293697</text:p>
          </table:table-cell>
          <table:table-cell office:value-type="float" office:value="0.00791575086284216" calcext:value-type="float">
            <text:p>0.0079157509</text:p>
          </table:table-cell>
          <table:table-cell office:value-type="float" office:value="1.05237120480817" calcext:value-type="float">
            <text:p>1.0523712048</text:p>
          </table:table-cell>
          <table:table-cell office:value-type="float" office:value="1.00530076504757" calcext:value-type="float">
            <text:p>1.005300765</text:p>
          </table:table-cell>
          <table:table-cell office:value-type="float" office:value="0.841755628717764" calcext:value-type="float">
            <text:p>0.8417556287</text:p>
          </table:table-cell>
          <table:table-cell office:value-type="float" office:value="0.95921970594266" calcext:value-type="float">
            <text:p>0.9592197059</text:p>
          </table:table-cell>
          <table:table-cell office:value-type="float" office:value="0.990600083369201" calcext:value-type="float">
            <text:p>0.9906000834</text:p>
          </table:table-cell>
          <table:table-cell office:value-type="float" office:value="94.63" calcext:value-type="float">
            <text:p>94.63</text:p>
          </table:table-cell>
          <table:table-cell office:value-type="float" office:value="1" calcext:value-type="float">
            <text:p>1</text:p>
          </table:table-cell>
          <table:table-cell office:value-type="float" office:value="87.8061357269552" calcext:value-type="float">
            <text:p>87.806135727</text:p>
          </table:table-cell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070252319186075" calcext:value-type="float">
            <text:p>0.0702523192</text:p>
          </table:table-cell>
          <table:table-cell office:value-type="float" office:value="0.53035550264503" calcext:value-type="float">
            <text:p>0.5303555026</text:p>
          </table:table-cell>
          <table:table-cell office:value-type="float" office:value="1.04516219804461" calcext:value-type="float">
            <text:p>1.045162198</text:p>
          </table:table-cell>
          <table:table-cell office:value-type="float" office:value="0.978443667810306" calcext:value-type="float">
            <text:p>0.9784436678</text:p>
          </table:table-cell>
          <table:table-cell office:value-type="float" office:value="0.966852757059473" calcext:value-type="float">
            <text:p>0.9668527571</text:p>
          </table:table-cell>
          <table:table-cell office:value-type="float" office:value="0.968973063078498" calcext:value-type="float">
            <text:p>0.9689730631</text:p>
          </table:table-cell>
          <table:table-cell office:value-type="float" office:value="0.979150464567582" calcext:value-type="float">
            <text:p>0.9791504646</text:p>
          </table:table-cell>
          <table:table-cell office:value-type="float" office:value="87.47" calcext:value-type="float">
            <text:p>87.47</text:p>
          </table:table-cell>
          <table:table-cell office:value-type="float" office:value="0" calcext:value-type="float">
            <text:p>0</text:p>
          </table:table-cell>
          <table:table-cell office:value-type="float" office:value="132.641397158705" calcext:value-type="float">
            <text:p>132.6413971587</text:p>
          </table:table-cell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0193653275380605" calcext:value-type="float">
            <text:p>0.0193653275</text:p>
          </table:table-cell>
          <table:table-cell office:value-type="float" office:value="0.949325056857609" calcext:value-type="float">
            <text:p>0.9493250569</text:p>
          </table:table-cell>
          <table:table-cell office:value-type="float" office:value="0.923740176932886" calcext:value-type="float">
            <text:p>0.9237401769</text:p>
          </table:table-cell>
          <table:table-cell office:value-type="float" office:value="0.986500847533165" calcext:value-type="float">
            <text:p>0.9865008475</text:p>
          </table:table-cell>
          <table:table-cell office:value-type="float" office:value="0.969679859835774" calcext:value-type="float">
            <text:p>0.9696798598</text:p>
          </table:table-cell>
          <table:table-cell office:value-type="float" office:value="0.980281305678102" calcext:value-type="float">
            <text:p>0.9802813057</text:p>
          </table:table-cell>
          <table:table-cell office:value-type="float" office:value="0.976323446044082" calcext:value-type="float">
            <text:p>0.976323446</text:p>
          </table:table-cell>
          <table:table-cell office:value-type="float" office:value="95.51" calcext:value-type="float">
            <text:p>95.51</text:p>
          </table:table-cell>
          <table:table-cell office:value-type="float" office:value="0" calcext:value-type="float">
            <text:p>0</text:p>
          </table:table-cell>
          <table:table-cell office:value-type="float" office:value="231.787786167981" calcext:value-type="float">
            <text:p>231.787786168</text:p>
          </table:table-cell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.0385186118363" calcext:value-type="float">
            <text:p>1.0385186118</text:p>
          </table:table-cell>
          <table:table-cell office:value-type="float" office:value="0.996960917173477" calcext:value-type="float">
            <text:p>0.9969609172</text:p>
          </table:table-cell>
          <table:table-cell office:value-type="float" office:value="0.982542903646342" calcext:value-type="float">
            <text:p>0.9825429036</text:p>
          </table:table-cell>
          <table:table-cell office:value-type="float" office:value="0.983532368554847" calcext:value-type="float">
            <text:p>0.9835323686</text:p>
          </table:table-cell>
          <table:table-cell office:value-type="float" office:value="0.91935827294562" calcext:value-type="float">
            <text:p>0.9193582729</text:p>
          </table:table-cell>
          <table:table-cell office:value-type="float" office:value="0.966711465110259" calcext:value-type="float">
            <text:p>0.9667114651</text:p>
          </table:table-cell>
          <table:table-cell office:value-type="float" office:value="0.983673744756862" calcext:value-type="float">
            <text:p>0.9836737448</text:p>
          </table:table-cell>
          <table:table-cell office:value-type="float" office:value="92.87" calcext:value-type="float">
            <text:p>92.87</text:p>
          </table:table-cell>
          <table:table-cell office:value-type="float" office:value="0" calcext:value-type="float">
            <text:p>0</text:p>
          </table:table-cell>
          <table:table-cell office:value-type="float" office:value="1794.78091498729" calcext:value-type="float">
            <text:p>1794.7809149873</text:p>
          </table:table-cell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.00600747755204" calcext:value-type="float">
            <text:p>1.0060074776</text:p>
          </table:table-cell>
          <table:table-cell office:value-type="float" office:value="0.985794050775888" calcext:value-type="float">
            <text:p>0.9857940508</text:p>
          </table:table-cell>
          <table:table-cell office:value-type="float" office:value="0.978302375861092" calcext:value-type="float">
            <text:p>0.9783023759</text:p>
          </table:table-cell>
          <table:table-cell office:value-type="float" office:value="0.97490985252953" calcext:value-type="float">
            <text:p>0.9749098525</text:p>
          </table:table-cell>
          <table:table-cell office:value-type="float" office:value="0.95780619668091" calcext:value-type="float">
            <text:p>0.9578061967</text:p>
          </table:table-cell>
          <table:table-cell office:value-type="float" office:value="0.971941457804014" calcext:value-type="float">
            <text:p>0.9719414578</text:p>
          </table:table-cell>
          <table:table-cell office:value-type="float" office:value="0.977595579103816" calcext:value-type="float">
            <text:p>0.9775955791</text:p>
          </table:table-cell>
          <table:table-cell office:value-type="float" office:value="84.05" calcext:value-type="float">
            <text:p>84.05</text:p>
          </table:table-cell>
          <table:table-cell office:value-type="float" office:value="0" calcext:value-type="float">
            <text:p>0</text:p>
          </table:table-cell>
          <table:table-cell office:value-type="float" office:value="1621.37288034876" calcext:value-type="float">
            <text:p>1621.3728803488</text:p>
          </table:table-cell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-0.00254435037227074" calcext:value-type="float">
            <text:p>-0.0025443504</text:p>
          </table:table-cell>
          <table:table-cell office:value-type="float" office:value="-0.000848115035490203" calcext:value-type="float">
            <text:p>-0.000848115</text:p>
          </table:table-cell>
          <table:table-cell office:value-type="float" office:value="0.983956497160894" calcext:value-type="float">
            <text:p>0.9839564972</text:p>
          </table:table-cell>
          <table:table-cell office:value-type="float" office:value="0.99144817207569" calcext:value-type="float">
            <text:p>0.9914481721</text:p>
          </table:table-cell>
          <table:table-cell office:value-type="float" office:value="0.968549018725254" calcext:value-type="float">
            <text:p>0.9685490187</text:p>
          </table:table-cell>
          <table:table-cell office:value-type="float" office:value="0.976323446044082" calcext:value-type="float">
            <text:p>0.976323446</text:p>
          </table:table-cell>
          <table:table-cell office:value-type="float" office:value="0.981553438737837" calcext:value-type="float">
            <text:p>0.9815534387</text:p>
          </table:table-cell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float" office:value="86.9158491327571" calcext:value-type="float">
            <text:p>86.9158491328</text:p>
          </table:table-cell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-0.000989470174305304" calcext:value-type="float">
            <text:p>-0.0009894702</text:p>
          </table:table-cell>
          <table:table-cell office:value-type="float" office:value="1.01420594922411" calcext:value-type="float">
            <text:p>1.0142059492</text:p>
          </table:table-cell>
          <table:table-cell office:value-type="float" office:value="1.0094000008836" calcext:value-type="float">
            <text:p>1.0094000009</text:p>
          </table:table-cell>
          <table:table-cell office:value-type="float" office:value="0.983108324201602" calcext:value-type="float">
            <text:p>0.9831083242</text:p>
          </table:table-cell>
          <table:table-cell office:value-type="float" office:value="0.957099484176437" calcext:value-type="float">
            <text:p>0.9570994842</text:p>
          </table:table-cell>
          <table:table-cell office:value-type="float" office:value="0.990458707167185" calcext:value-type="float">
            <text:p>0.9904587072</text:p>
          </table:table-cell>
          <table:table-cell office:value-type="float" office:value="1.00445259208827" calcext:value-type="float">
            <text:p>1.0044525921</text:p>
          </table:table-cell>
          <table:table-cell office:value-type="float" office:value="89.94" calcext:value-type="float">
            <text:p>89.94</text:p>
          </table:table-cell>
          <table:table-cell office:value-type="float" office:value="0" calcext:value-type="float">
            <text:p>0</text:p>
          </table:table-cell>
          <table:table-cell office:value-type="float" office:value="237.386615384308" calcext:value-type="float">
            <text:p>237.3866153843</text:p>
          </table:table-cell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-0.0569464970097182" calcext:value-type="float">
            <text:p>-0.056946497</text:p>
          </table:table-cell>
          <table:table-cell office:value-type="float" office:value="0.00108898052654097" calcext:value-type="float">
            <text:p>0.0010889805</text:p>
          </table:table-cell>
          <table:table-cell office:value-type="float" office:value="1.09166805804993" calcext:value-type="float">
            <text:p>1.091668058</text:p>
          </table:table-cell>
          <table:table-cell office:value-type="float" office:value="1.00542074409396" calcext:value-type="float">
            <text:p>1.0054207441</text:p>
          </table:table-cell>
          <table:table-cell office:value-type="float" office:value="0.97391283131879" calcext:value-type="float">
            <text:p>0.9739128313</text:p>
          </table:table-cell>
          <table:table-cell office:value-type="float" office:value="1.00208116462713" calcext:value-type="float">
            <text:p>1.0020811646</text:p>
          </table:table-cell>
          <table:table-cell office:value-type="float" office:value="0.989013376672515" calcext:value-type="float">
            <text:p>0.9890133767</text:p>
          </table:table-cell>
          <table:table-cell office:value-type="float" office:value="96.32" calcext:value-type="float">
            <text:p>96.32</text:p>
          </table:table-cell>
          <table:table-cell office:value-type="float" office:value="0" calcext:value-type="float">
            <text:p>0</text:p>
          </table:table-cell>
          <table:table-cell office:value-type="float" office:value="112.209911661445" calcext:value-type="float">
            <text:p>112.2099116614</text:p>
          </table:table-cell>
          <table:table-cell table:number-columns-repeated="7"/>
          <table:table-cell table:style-name="ce8"/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.668997923285203" calcext:value-type="float">
            <text:p>0.6689979233</text:p>
          </table:table-cell>
          <table:table-cell office:value-type="float" office:value="1.13130700042152" calcext:value-type="float">
            <text:p>1.1313070004</text:p>
          </table:table-cell>
          <table:table-cell office:value-type="float" office:value="0.993078943397432" calcext:value-type="float">
            <text:p>0.9930789434</text:p>
          </table:table-cell>
          <table:table-cell office:value-type="float" office:value="0.991336577439784" calcext:value-type="float">
            <text:p>0.9913365774</text:p>
          </table:table-cell>
          <table:table-cell office:value-type="float" office:value="0.972460874111501" calcext:value-type="float">
            <text:p>0.9724608741</text:p>
          </table:table-cell>
          <table:table-cell office:value-type="float" office:value="1.00353312183442" calcext:value-type="float">
            <text:p>1.0035331218</text:p>
          </table:table-cell>
          <table:table-cell office:value-type="float" office:value="0.996273249253469" calcext:value-type="float">
            <text:p>0.9962732493</text:p>
          </table:table-cell>
          <table:table-cell office:value-type="float" office:value="93.26" calcext:value-type="float">
            <text:p>93.26</text:p>
          </table:table-cell>
          <table:table-cell office:value-type="float" office:value="0" calcext:value-type="float">
            <text:p>0</text:p>
          </table:table-cell>
          <table:table-cell office:value-type="float" office:value="399.836198739303" calcext:value-type="float">
            <text:p>399.8361987393</text:p>
          </table:table-cell>
          <table:table-cell table:number-columns-repeated="7"/>
          <table:table-cell table:style-name="ce8"/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.996854049445286" calcext:value-type="float">
            <text:p>0.9968540494</text:p>
          </table:table-cell>
          <table:table-cell office:value-type="float" office:value="1.08455340715306" calcext:value-type="float">
            <text:p>1.0845534072</text:p>
          </table:table-cell>
          <table:table-cell office:value-type="float" office:value="0.973622474495135" calcext:value-type="float">
            <text:p>0.9736224745</text:p>
          </table:table-cell>
          <table:table-cell office:value-type="float" office:value="0.982189082599297" calcext:value-type="float">
            <text:p>0.9821890826</text:p>
          </table:table-cell>
          <table:table-cell office:value-type="float" office:value="0.961135486732334" calcext:value-type="float">
            <text:p>0.9611354867</text:p>
          </table:table-cell>
          <table:table-cell office:value-type="float" office:value="0.997580071321185" calcext:value-type="float">
            <text:p>0.9975800713</text:p>
          </table:table-cell>
          <table:table-cell office:value-type="float" office:value="0.989594176864332" calcext:value-type="float">
            <text:p>0.9895941769</text:p>
          </table:table-cell>
          <table:table-cell office:value-type="float" office:value="95.02" calcext:value-type="float">
            <text:p>95.02</text:p>
          </table:table-cell>
          <table:table-cell office:value-type="float" office:value="0" calcext:value-type="float">
            <text:p>0</text:p>
          </table:table-cell>
          <table:table-cell office:value-type="float" office:value="1424.9797096019" calcext:value-type="float">
            <text:p>1424.9797096019</text:p>
          </table:table-cell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.18575613132318" calcext:value-type="float">
            <text:p>1.1857561313</text:p>
          </table:table-cell>
          <table:table-cell office:value-type="float" office:value="1.08978052233491" calcext:value-type="float">
            <text:p>1.0897805223</text:p>
          </table:table-cell>
          <table:table-cell office:value-type="float" office:value="1.02574840462953" calcext:value-type="float">
            <text:p>1.0257484046</text:p>
          </table:table-cell>
          <table:table-cell office:value-type="float" office:value="0.974348409826526" calcext:value-type="float">
            <text:p>0.9743484098</text:p>
          </table:table-cell>
          <table:table-cell office:value-type="float" office:value="0.964765423022811" calcext:value-type="float">
            <text:p>0.964765423</text:p>
          </table:table-cell>
          <table:table-cell office:value-type="float" office:value="0.99177215594752" calcext:value-type="float">
            <text:p>0.9917721559</text:p>
          </table:table-cell>
          <table:table-cell office:value-type="float" office:value="0.989158598356596" calcext:value-type="float">
            <text:p>0.9891585984</text:p>
          </table:table-cell>
          <table:table-cell table:style-name="ce7" office:value-type="float" office:value="93.17" calcext:value-type="float">
            <text:p>93.17</text:p>
          </table:table-cell>
          <table:table-cell office:value-type="float" office:value="0" calcext:value-type="float">
            <text:p>0</text:p>
          </table:table-cell>
          <table:table-cell office:value-type="float" office:value="1937.50160195622" calcext:value-type="float">
            <text:p>1937.5016019562</text:p>
          </table:table-cell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-0.00341214523359837" calcext:value-type="float">
            <text:p>-0.0034121452</text:p>
          </table:table-cell>
          <table:table-cell office:value-type="float" office:value="-0.00210536643813651" calcext:value-type="float">
            <text:p>-0.0021053664</text:p>
          </table:table-cell>
          <table:table-cell office:value-type="float" office:value="1.0710500406907" calcext:value-type="float">
            <text:p>1.0710500407</text:p>
          </table:table-cell>
          <table:table-cell office:value-type="float" office:value="0.999322385352128" calcext:value-type="float">
            <text:p>0.9993223854</text:p>
          </table:table-cell>
          <table:table-cell office:value-type="float" office:value="0.981027482215663" calcext:value-type="float">
            <text:p>0.9810274822</text:p>
          </table:table-cell>
          <table:table-cell office:value-type="float" office:value="0.996708827761205" calcext:value-type="float">
            <text:p>0.9967088278</text:p>
          </table:table-cell>
          <table:table-cell office:value-type="float" office:value="1.00513030072579" calcext:value-type="float">
            <text:p>1.0051303007</text:p>
          </table:table-cell>
          <table:table-cell office:value-type="float" office:value="46.99" calcext:value-type="float">
            <text:p>46.99</text:p>
          </table:table-cell>
          <table:table-cell office:value-type="float" office:value="0" calcext:value-type="float">
            <text:p>0</text:p>
          </table:table-cell>
          <table:table-cell office:value-type="float" office:value="46.9057613728602" calcext:value-type="float">
            <text:p>46.9057613729</text:p>
          </table:table-cell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.0150279525417902" calcext:value-type="float">
            <text:p>0.0150279525</text:p>
          </table:table-cell>
          <table:table-cell office:value-type="float" office:value="-0.00210536643813651" calcext:value-type="float">
            <text:p>-0.0021053664</text:p>
          </table:table-cell>
          <table:table-cell office:value-type="float" office:value="-0.00297655049876717" calcext:value-type="float">
            <text:p>-0.0029765505</text:p>
          </table:table-cell>
          <table:table-cell office:value-type="float" office:value="1.00324276501077" calcext:value-type="float">
            <text:p>1.003242765</text:p>
          </table:table-cell>
          <table:table-cell office:value-type="float" office:value="0.821455334029743" calcext:value-type="float">
            <text:p>0.821455334</text:p>
          </table:table-cell>
          <table:table-cell office:value-type="float" office:value="0.970282895028313" calcext:value-type="float">
            <text:p>0.970282895</text:p>
          </table:table-cell>
          <table:table-cell office:value-type="float" office:value="0.988142219657043" calcext:value-type="float">
            <text:p>0.9881422197</text:p>
          </table:table-cell>
          <table:table-cell office:value-type="float" office:value="61.99" calcext:value-type="float">
            <text:p>61.99</text:p>
          </table:table-cell>
          <table:table-cell office:value-type="float" office:value="0" calcext:value-type="float">
            <text:p>0</text:p>
          </table:table-cell>
          <table:table-cell office:value-type="float" office:value="21.9142848733838" calcext:value-type="float">
            <text:p>21.9142848734</text:p>
          </table:table-cell>
          <table:table-cell table:number-columns-repeated="8"/>
          <table:table-cell table:style-name="ce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.08019744898668" calcext:value-type="float">
            <text:p>1.080197449</text:p>
          </table:table-cell>
          <table:table-cell office:value-type="float" office:value="0.977542767609267" calcext:value-type="float">
            <text:p>0.9775427676</text:p>
          </table:table-cell>
          <table:table-cell office:value-type="float" office:value="1.04491446478147" calcext:value-type="float">
            <text:p>1.0449144648</text:p>
          </table:table-cell>
          <table:table-cell office:value-type="float" office:value="0.883164337512359" calcext:value-type="float">
            <text:p>0.8831643375</text:p>
          </table:table-cell>
          <table:table-cell office:value-type="float" office:value="0.968540494452861" calcext:value-type="float">
            <text:p>0.9685404945</text:p>
          </table:table-cell>
          <table:table-cell office:value-type="float" office:value="0.995111648869835" calcext:value-type="float">
            <text:p>0.9951116489</text:p>
          </table:table-cell>
          <table:table-cell office:value-type="float" office:value="0.989448955180251" calcext:value-type="float">
            <text:p>0.9894489552</text:p>
          </table:table-cell>
          <table:table-cell office:value-type="float" office:value="61.18" calcext:value-type="float">
            <text:p>61.18</text:p>
          </table:table-cell>
          <table:table-cell office:value-type="float" office:value="0" calcext:value-type="float">
            <text:p>0</text:p>
          </table:table-cell>
          <table:table-cell office:value-type="float" office:value="1255.82269025666" calcext:value-type="float">
            <text:p>1255.8226902567</text:p>
          </table:table-cell>
          <table:table-cell table:number-columns-repeated="8"/>
          <table:table-cell table:style-name="ce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.23410690348302" calcext:value-type="float">
            <text:p>1.2341069035</text:p>
          </table:table-cell>
          <table:table-cell office:value-type="float" office:value="1.13682455897153" calcext:value-type="float">
            <text:p>1.136824559</text:p>
          </table:table-cell>
          <table:table-cell office:value-type="float" office:value="1.02850709736003" calcext:value-type="float">
            <text:p>1.0285070974</text:p>
          </table:table-cell>
          <table:table-cell office:value-type="float" office:value="0.994676070362099" calcext:value-type="float">
            <text:p>0.9946760704</text:p>
          </table:table-cell>
          <table:table-cell office:value-type="float" office:value="0.971444495411948" calcext:value-type="float">
            <text:p>0.9714444954</text:p>
          </table:table-cell>
          <table:table-cell office:value-type="float" office:value="0.995837670745733" calcext:value-type="float">
            <text:p>0.9958376707</text:p>
          </table:table-cell>
          <table:table-cell office:value-type="float" office:value="0.977833210977429" calcext:value-type="float">
            <text:p>0.977833211</text:p>
          </table:table-cell>
          <table:table-cell office:value-type="float" office:value="96.09" calcext:value-type="float">
            <text:p>96.09</text:p>
          </table:table-cell>
          <table:table-cell office:value-type="float" office:value="0" calcext:value-type="float">
            <text:p>0</text:p>
          </table:table-cell>
          <table:table-cell office:value-type="float" office:value="1946.57440002572" calcext:value-type="float">
            <text:p>1946.5744000257</text:p>
          </table:table-cell>
          <table:table-cell table:number-columns-repeated="9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.30583455882159" calcext:value-type="float">
            <text:p>1.3058345588</text:p>
          </table:table-cell>
          <table:table-cell office:value-type="float" office:value="1.06466132512522" calcext:value-type="float">
            <text:p>1.0646613251</text:p>
          </table:table-cell>
          <table:table-cell office:value-type="float" office:value="1.02952347605958" calcext:value-type="float">
            <text:p>1.0295234761</text:p>
          </table:table-cell>
          <table:table-cell office:value-type="float" office:value="0.998160871513002" calcext:value-type="float">
            <text:p>0.9981608715</text:p>
          </table:table-cell>
          <table:table-cell office:value-type="float" office:value="0.96069982168009" calcext:value-type="float">
            <text:p>0.9606998217</text:p>
          </table:table-cell>
          <table:table-cell office:value-type="float" office:value="0.983931483174749" calcext:value-type="float">
            <text:p>0.9839314832</text:p>
          </table:table-cell>
          <table:table-cell office:value-type="float" office:value="0.926142859350773" calcext:value-type="float">
            <text:p>0.9261428594</text:p>
          </table:table-cell>
          <table:table-cell office:value-type="float" office:value="92.65" calcext:value-type="float">
            <text:p>92.65</text:p>
          </table:table-cell>
          <table:table-cell office:value-type="float" office:value="0" calcext:value-type="float">
            <text:p>0</text:p>
          </table:table-cell>
          <table:table-cell office:value-type="float" office:value="2025.70010241549" calcext:value-type="float">
            <text:p>2025.7001024155</text:p>
          </table:table-cell>
          <table:table-cell table:number-columns-repeated="9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.01747215334902" calcext:value-type="float">
            <text:p>1.0174721533</text:p>
          </table:table-cell>
          <table:table-cell office:value-type="float" office:value="0.99177215594752" calcext:value-type="float">
            <text:p>0.9917721559</text:p>
          </table:table-cell>
          <table:table-cell office:value-type="float" office:value="0.977252410785612" calcext:value-type="float">
            <text:p>0.9772524108</text:p>
          </table:table-cell>
          <table:table-cell office:value-type="float" office:value="0.978994724816556" calcext:value-type="float">
            <text:p>0.9789947248</text:p>
          </table:table-cell>
          <table:table-cell office:value-type="float" office:value="0.958086264089166" calcext:value-type="float">
            <text:p>0.9580862641</text:p>
          </table:table-cell>
          <table:table-cell office:value-type="float" office:value="0.987706641149307" calcext:value-type="float">
            <text:p>0.9877066411</text:p>
          </table:table-cell>
          <table:table-cell office:value-type="float" office:value="0.990465333879804" calcext:value-type="float">
            <text:p>0.9904653339</text:p>
          </table:table-cell>
          <table:table-cell office:value-type="float" office:value="95.74" calcext:value-type="float">
            <text:p>95.74</text:p>
          </table:table-cell>
          <table:table-cell office:value-type="float" office:value="0" calcext:value-type="float">
            <text:p>0</text:p>
          </table:table-cell>
          <table:table-cell office:value-type="float" office:value="1839.43585189575" calcext:value-type="float">
            <text:p>1839.4358518958</text:p>
          </table:table-cell>
          <table:table-cell table:number-columns-repeated="9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0.625003022747236" calcext:value-type="float">
            <text:p>0.6250030227</text:p>
          </table:table-cell>
          <table:table-cell office:value-type="float" office:value="0.921351322676661" calcext:value-type="float">
            <text:p>0.9213513227</text:p>
          </table:table-cell>
          <table:table-cell office:value-type="float" office:value="0.990610555563886" calcext:value-type="float">
            <text:p>0.9906105556</text:p>
          </table:table-cell>
          <table:table-cell office:value-type="float" office:value="0.976816745733368" calcext:value-type="float">
            <text:p>0.9768167457</text:p>
          </table:table-cell>
          <table:table-cell office:value-type="float" office:value="0.957360328757776" calcext:value-type="float">
            <text:p>0.9573603288</text:p>
          </table:table-cell>
          <table:table-cell office:value-type="float" office:value="0.992643312962992" calcext:value-type="float">
            <text:p>0.992643313</text:p>
          </table:table-cell>
          <table:table-cell office:value-type="float" office:value="0.984221839998404" calcext:value-type="float">
            <text:p>0.98422184</text:p>
          </table:table-cell>
          <table:table-cell office:value-type="float" office:value="88.29" calcext:value-type="float">
            <text:p>88.29</text:p>
          </table:table-cell>
          <table:table-cell office:value-type="float" office:value="0" calcext:value-type="float">
            <text:p>0</text:p>
          </table:table-cell>
          <table:table-cell office:value-type="float" office:value="461.08838095795" calcext:value-type="float">
            <text:p>461.088380958</text:p>
          </table:table-cell>
          <table:table-cell table:number-columns-repeated="9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0.125668517557995" calcext:value-type="float">
            <text:p>0.1256685176</text:p>
          </table:table-cell>
          <table:table-cell office:value-type="float" office:value="0.0616363782164906" calcext:value-type="float">
            <text:p>0.0616363782</text:p>
          </table:table-cell>
          <table:table-cell office:value-type="float" office:value="-0.00166977170330532" calcext:value-type="float">
            <text:p>-0.0016697717</text:p>
          </table:table-cell>
          <table:table-cell office:value-type="float" office:value="-0.00428332929422903" calcext:value-type="float">
            <text:p>-0.0042833293</text:p>
          </table:table-cell>
          <table:table-cell office:value-type="float" office:value="-0.00225056107705909" calcext:value-type="float">
            <text:p>-0.0022505611</text:p>
          </table:table-cell>
          <table:table-cell office:value-type="float" office:value="0.967378980613735" calcext:value-type="float">
            <text:p>0.9673789806</text:p>
          </table:table-cell>
          <table:table-cell office:value-type="float" office:value="0.99641847093755" calcext:value-type="float">
            <text:p>0.9964184709</text:p>
          </table:table-cell>
          <table:table-cell office:value-type="float" office:value="94.58" calcext:value-type="float">
            <text:p>94.58</text:p>
          </table:table-cell>
          <table:table-cell office:value-type="float" office:value="0" calcext:value-type="float">
            <text:p>0</text:p>
          </table:table-cell>
          <table:table-cell office:value-type="float" office:value="3.16597640827176" calcext:value-type="float">
            <text:p>3.1659764083</text:p>
          </table:table-cell>
          <table:table-cell table:number-columns-repeated="9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1.0723074253432" calcext:value-type="float">
            <text:p>1.0723074253</text:p>
          </table:table-cell>
          <table:table-cell office:value-type="float" office:value="1.03695816523116" calcext:value-type="float">
            <text:p>1.0369581652</text:p>
          </table:table-cell>
          <table:table-cell office:value-type="float" office:value="0.986134798300139" calcext:value-type="float">
            <text:p>0.9861347983</text:p>
          </table:table-cell>
          <table:table-cell office:value-type="float" office:value="0.977190970856499" calcext:value-type="float">
            <text:p>0.9771909709</text:p>
          </table:table-cell>
          <table:table-cell office:value-type="float" office:value="0.976197221653607" calcext:value-type="float">
            <text:p>0.9761972217</text:p>
          </table:table-cell>
          <table:table-cell office:value-type="float" office:value="0.980314206813477" calcext:value-type="float">
            <text:p>0.9803142068</text:p>
          </table:table-cell>
          <table:table-cell office:value-type="float" office:value="0.98954192633611" calcext:value-type="float">
            <text:p>0.9895419263</text:p>
          </table:table-cell>
          <table:table-cell office:value-type="float" office:value="93.71" calcext:value-type="float">
            <text:p>93.71</text:p>
          </table:table-cell>
          <table:table-cell office:value-type="float" office:value="0" calcext:value-type="float">
            <text:p>0</text:p>
          </table:table-cell>
          <table:table-cell office:value-type="float" office:value="1831.53869964954" calcext:value-type="float">
            <text:p>1831.5386996495</text:p>
          </table:table-cell>
          <table:table-cell table:number-columns-repeated="9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.02020633251269" calcext:value-type="float">
            <text:p>1.0202063325</text:p>
          </table:table-cell>
          <table:table-cell office:value-type="float" office:value="1.02233575157268" calcext:value-type="float">
            <text:p>1.0223357516</text:p>
          </table:table-cell>
          <table:table-cell office:value-type="float" office:value="0.975345460799016" calcext:value-type="float">
            <text:p>0.9753454608</text:p>
          </table:table-cell>
          <table:table-cell office:value-type="float" office:value="0.978184720059392" calcext:value-type="float">
            <text:p>0.9781847201</text:p>
          </table:table-cell>
          <table:table-cell office:value-type="float" office:value="0.968531120109463" calcext:value-type="float">
            <text:p>0.9685311201</text:p>
          </table:table-cell>
          <table:table-cell office:value-type="float" office:value="0.960013257710729" calcext:value-type="float">
            <text:p>0.9600132577</text:p>
          </table:table-cell>
          <table:table-cell office:value-type="float" office:value="0.975487364529709" calcext:value-type="float">
            <text:p>0.9754873645</text:p>
          </table:table-cell>
          <table:table-cell office:value-type="float" office:value="81.56" calcext:value-type="float">
            <text:p>81.56</text:p>
          </table:table-cell>
          <table:table-cell office:value-type="float" office:value="0" calcext:value-type="float">
            <text:p>0</text:p>
          </table:table-cell>
          <table:table-cell office:value-type="float" office:value="1677.56551208296" calcext:value-type="float">
            <text:p>1677.565512083</text:p>
          </table:table-cell>
          <table:table-cell table:number-columns-repeated="9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0.0592466330126628" calcext:value-type="float">
            <text:p>0.059246633</text:p>
          </table:table-cell>
          <table:table-cell office:value-type="float" office:value="1.0576849947612" calcext:value-type="float">
            <text:p>1.0576849948</text:p>
          </table:table-cell>
          <table:table-cell office:value-type="float" office:value="1.04178492289732" calcext:value-type="float">
            <text:p>1.0417849229</text:p>
          </table:table-cell>
          <table:table-cell office:value-type="float" office:value="1.02205184257017" calcext:value-type="float">
            <text:p>1.0220518426</text:p>
          </table:table-cell>
          <table:table-cell office:value-type="float" office:value="0.985992809951837" calcext:value-type="float">
            <text:p>0.98599281</text:p>
          </table:table-cell>
          <table:table-cell office:value-type="float" office:value="0.988406188784917" calcext:value-type="float">
            <text:p>0.9884061888</text:p>
          </table:table-cell>
          <table:table-cell office:value-type="float" office:value="0.975771341226312" calcext:value-type="float">
            <text:p>0.9757713412</text:p>
          </table:table-cell>
          <table:table-cell office:value-type="float" office:value="92.85" calcext:value-type="float">
            <text:p>92.85</text:p>
          </table:table-cell>
          <table:table-cell office:value-type="float" office:value="0" calcext:value-type="float">
            <text:p>0</text:p>
          </table:table-cell>
          <table:table-cell office:value-type="float" office:value="306.952006233096" calcext:value-type="float">
            <text:p>306.9520062331</text:p>
          </table:table-cell>
          <table:table-cell table:number-columns-repeated="9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0.166713990092972" calcext:value-type="float">
            <text:p>0.1667139901</text:p>
          </table:table-cell>
          <table:table-cell office:value-type="float" office:value="0.0159473792774826" calcext:value-type="float">
            <text:p>0.0159473793</text:p>
          </table:table-cell>
          <table:table-cell office:value-type="float" office:value="1.02347147220036" calcext:value-type="float">
            <text:p>1.0234714722</text:p>
          </table:table-cell>
          <table:table-cell office:value-type="float" office:value="1.00586787862729" calcext:value-type="float">
            <text:p>1.0058678786</text:p>
          </table:table-cell>
          <table:table-cell office:value-type="float" office:value="0.968673108457765" calcext:value-type="float">
            <text:p>0.9686731085</text:p>
          </table:table-cell>
          <table:table-cell office:value-type="float" office:value="0.983863323197751" calcext:value-type="float">
            <text:p>0.9838633232</text:p>
          </table:table-cell>
          <table:table-cell office:value-type="float" office:value="0.975913329574613" calcext:value-type="float">
            <text:p>0.9759133296</text:p>
          </table:table-cell>
          <table:table-cell office:value-type="float" office:value="90.83" calcext:value-type="float">
            <text:p>90.83</text:p>
          </table:table-cell>
          <table:table-cell office:value-type="float" office:value="0" calcext:value-type="float">
            <text:p>0</text:p>
          </table:table-cell>
          <table:table-cell office:value-type="float" office:value="80.2359899538576" calcext:value-type="float">
            <text:p>80.2359899539</text:p>
          </table:table-cell>
          <table:table-cell table:number-columns-repeated="9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1.01268213469923" calcext:value-type="float">
            <text:p>1.0126821347</text:p>
          </table:table-cell>
          <table:table-cell office:value-type="float" office:value="1.01112060133835" calcext:value-type="float">
            <text:p>1.0111206013</text:p>
          </table:table-cell>
          <table:table-cell office:value-type="float" office:value="1.01282412304754" calcext:value-type="float">
            <text:p>1.012824123</text:p>
          </table:table-cell>
          <table:table-cell office:value-type="float" office:value="1.01055273256276" calcext:value-type="float">
            <text:p>1.0105527326</text:p>
          </table:table-cell>
          <table:table-cell office:value-type="float" office:value="0.998911549589436" calcext:value-type="float">
            <text:p>0.9989115496</text:p>
          </table:table-cell>
          <table:table-cell office:value-type="float" office:value="0.989825818415104" calcext:value-type="float">
            <text:p>0.9898258184</text:p>
          </table:table-cell>
          <table:table-cell office:value-type="float" office:value="0.992381185596485" calcext:value-type="float">
            <text:p>0.9923811856</text:p>
          </table:table-cell>
          <table:table-cell office:value-type="float" office:value="53.06" calcext:value-type="float">
            <text:p>53.06</text:p>
          </table:table-cell>
          <table:table-cell office:value-type="float" office:value="0" calcext:value-type="float">
            <text:p>0</text:p>
          </table:table-cell>
          <table:table-cell office:value-type="float" office:value="886.82151879503" calcext:value-type="float">
            <text:p>886.821518795</text:p>
          </table:table-cell>
          <table:table-cell table:number-columns-repeated="9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.16600416558211" calcext:value-type="float">
            <text:p>1.1660041656</text:p>
          </table:table-cell>
          <table:table-cell office:value-type="float" office:value="1.11404506109989" calcext:value-type="float">
            <text:p>1.1140450611</text:p>
          </table:table-cell>
          <table:table-cell office:value-type="float" office:value="1.05527161592813" calcext:value-type="float">
            <text:p>1.0552716159</text:p>
          </table:table-cell>
          <table:table-cell office:value-type="float" office:value="1.03780992608575" calcext:value-type="float">
            <text:p>1.0378099261</text:p>
          </table:table-cell>
          <table:table-cell office:value-type="float" office:value="1.01055273256276" calcext:value-type="float">
            <text:p>1.0105527326</text:p>
          </table:table-cell>
          <table:table-cell office:value-type="float" office:value="0.991387436393593" calcext:value-type="float">
            <text:p>0.9913874364</text:p>
          </table:table-cell>
          <table:table-cell office:value-type="float" office:value="0.992949054372082" calcext:value-type="float">
            <text:p>0.9929490544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1164.15804051104" calcext:value-type="float">
            <text:p>1164.158040511</text:p>
          </table:table-cell>
          <table:table-cell table:number-columns-repeated="9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0.0414434213256156" calcext:value-type="float">
            <text:p>0.0414434213</text:p>
          </table:table-cell>
          <table:table-cell office:value-type="float" office:value="0.00326438159391116" calcext:value-type="float">
            <text:p>0.0032643816</text:p>
          </table:table-cell>
          <table:table-cell office:value-type="float" office:value="0.000567717158779234" calcext:value-type="float">
            <text:p>0.0005677172</text:p>
          </table:table-cell>
          <table:table-cell office:value-type="float" office:value="0.00454174784480795" calcext:value-type="float">
            <text:p>0.0045417478</text:p>
          </table:table-cell>
          <table:table-cell office:value-type="float" office:value="0.000567717158779234" calcext:value-type="float">
            <text:p>0.0005677172</text:p>
          </table:table-cell>
          <table:table-cell office:value-type="float" office:value="0.00369016681935206" calcext:value-type="float">
            <text:p>0.0036901668</text:p>
          </table:table-cell>
          <table:table-cell office:value-type="float" office:value="0.955043805622557" calcext:value-type="float">
            <text:p>0.955043805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13067434690124" calcext:value-type="float">
            <text:p>1.1306743469</text:p>
          </table:table-cell>
          <table:table-cell table:number-columns-repeated="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.10424947280166" calcext:value-type="float">
            <text:p>1.1042494728</text:p>
          </table:table-cell>
          <table:table-cell office:value-type="float" office:value="1.10226197439588" calcext:value-type="float">
            <text:p>1.1022619744</text:p>
          </table:table-cell>
          <table:table-cell office:value-type="float" office:value="1.05200639162285" calcext:value-type="float">
            <text:p>1.0520063916</text:p>
          </table:table-cell>
          <table:table-cell office:value-type="float" office:value="1.01921258330979" calcext:value-type="float">
            <text:p>1.0192125833</text:p>
          </table:table-cell>
          <table:table-cell office:value-type="float" office:value="0.99763390830755" calcext:value-type="float">
            <text:p>0.9976339083</text:p>
          </table:table-cell>
          <table:table-cell office:value-type="float" office:value="0.976055233305306" calcext:value-type="float">
            <text:p>0.9760552333</text:p>
          </table:table-cell>
          <table:table-cell office:value-type="float" office:value="0.875686140725147" calcext:value-type="float">
            <text:p>0.8756861407</text:p>
          </table:table-cell>
          <table:table-cell office:value-type="float" office:value="54.92" calcext:value-type="float">
            <text:p>54.92</text:p>
          </table:table-cell>
          <table:table-cell office:value-type="float" office:value="0" calcext:value-type="float">
            <text:p>0</text:p>
          </table:table-cell>
          <table:table-cell office:value-type="float" office:value="1009.72320970626" calcext:value-type="float">
            <text:p>1009.7232097063</text:p>
          </table:table-cell>
          <table:table-cell table:number-columns-repeated="9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1.0047321410761" calcext:value-type="float">
            <text:p>1.0047321411</text:p>
          </table:table-cell>
          <table:table-cell office:value-type="float" office:value="0.989683914684412" calcext:value-type="float">
            <text:p>0.9896839147</text:p>
          </table:table-cell>
          <table:table-cell office:value-type="float" office:value="0.984715084052342" calcext:value-type="float">
            <text:p>0.9847150841</text:p>
          </table:table-cell>
          <table:table-cell office:value-type="float" office:value="0.981875824791966" calcext:value-type="float">
            <text:p>0.9818758248</text:p>
          </table:table-cell>
          <table:table-cell office:value-type="float" office:value="0.984573180321649" calcext:value-type="float">
            <text:p>0.9845731803</text:p>
          </table:table-cell>
          <table:table-cell office:value-type="float" office:value="0.984431191973348" calcext:value-type="float">
            <text:p>0.984431192</text:p>
          </table:table-cell>
          <table:table-cell office:value-type="float" office:value="0.980598098892471" calcext:value-type="float">
            <text:p>0.9805980989</text:p>
          </table:table-cell>
          <table:table-cell office:value-type="float" office:value="90.28" calcext:value-type="float">
            <text:p>90.28</text:p>
          </table:table-cell>
          <table:table-cell office:value-type="float" office:value="0" calcext:value-type="float">
            <text:p>0</text:p>
          </table:table-cell>
          <table:table-cell office:value-type="float" office:value="1793.00152863124" calcext:value-type="float">
            <text:p>1793.0015286312</text:p>
          </table:table-cell>
          <table:table-cell table:number-columns-repeated="9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-0.00265001109588066" calcext:value-type="float">
            <text:p>-0.0026500111</text:p>
          </table:table-cell>
          <table:table-cell office:value-type="float" office:value="0.931904218715535" calcext:value-type="float">
            <text:p>0.9319042187</text:p>
          </table:table-cell>
          <table:table-cell office:value-type="float" office:value="0.994510672350571" calcext:value-type="float">
            <text:p>0.9945106724</text:p>
          </table:table-cell>
          <table:table-cell office:value-type="float" office:value="0.981165967668068" calcext:value-type="float">
            <text:p>0.9811659677</text:p>
          </table:table-cell>
          <table:table-cell office:value-type="float" office:value="0.983437442770456" calcext:value-type="float">
            <text:p>0.9834374428</text:p>
          </table:table-cell>
          <table:table-cell office:value-type="float" office:value="0.985850821603535" calcext:value-type="float">
            <text:p>0.9858508216</text:p>
          </table:table-cell>
          <table:table-cell office:value-type="float" office:value="0.987270451233723" calcext:value-type="float">
            <text:p>0.9872704512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  <table:table-cell office:value-type="float" office:value="94.793774766522" calcext:value-type="float">
            <text:p>94.7937747665</text:p>
          </table:table-cell>
          <table:table-cell table:number-columns-repeated="9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1.00771338868477" calcext:value-type="float">
            <text:p>1.0077133887</text:p>
          </table:table-cell>
          <table:table-cell office:value-type="float" office:value="0.966543621703679" calcext:value-type="float">
            <text:p>0.9665436217</text:p>
          </table:table-cell>
          <table:table-cell office:value-type="float" office:value="0.939854212338672" calcext:value-type="float">
            <text:p>0.9398542123</text:p>
          </table:table-cell>
          <table:table-cell office:value-type="float" office:value="0.970376630166946" calcext:value-type="float">
            <text:p>0.9703766302</text:p>
          </table:table-cell>
          <table:table-cell office:value-type="float" office:value="0.974209723247823" calcext:value-type="float">
            <text:p>0.9742097232</text:p>
          </table:table-cell>
          <table:table-cell office:value-type="float" office:value="0.979462445958887" calcext:value-type="float">
            <text:p>0.979462446</text:p>
          </table:table-cell>
          <table:table-cell office:value-type="float" office:value="0.99848566916214" calcext:value-type="float">
            <text:p>0.9984856692</text:p>
          </table:table-cell>
          <table:table-cell office:value-type="float" office:value="92.67" calcext:value-type="float">
            <text:p>92.67</text:p>
          </table:table-cell>
          <table:table-cell office:value-type="float" office:value="0" calcext:value-type="float">
            <text:p>0</text:p>
          </table:table-cell>
          <table:table-cell office:value-type="float" office:value="1893.26940267071" calcext:value-type="float">
            <text:p>1893.2694026707</text:p>
          </table:table-cell>
          <table:table-cell table:number-columns-repeated="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0.68971228987752" calcext:value-type="float">
            <text:p>0.6897122899</text:p>
          </table:table-cell>
          <table:table-cell office:value-type="float" office:value="1.098428881315" calcext:value-type="float">
            <text:p>1.0984288813</text:p>
          </table:table-cell>
          <table:table-cell office:value-type="float" office:value="1.07046183066811" calcext:value-type="float">
            <text:p>1.0704618307</text:p>
          </table:table-cell>
          <table:table-cell office:value-type="float" office:value="0.999905383409937" calcext:value-type="float">
            <text:p>0.9999053834</text:p>
          </table:table-cell>
          <table:table-cell office:value-type="float" office:value="1.01126250506905" calcext:value-type="float">
            <text:p>1.0112625051</text:p>
          </table:table-cell>
          <table:table-cell office:value-type="float" office:value="0.996782147452959" calcext:value-type="float">
            <text:p>0.9967821475</text:p>
          </table:table-cell>
          <table:table-cell office:value-type="float" office:value="1.01580537065621" calcext:value-type="float">
            <text:p>1.0158053707</text:p>
          </table:table-cell>
          <table:table-cell office:value-type="float" office:value="60.64" calcext:value-type="float">
            <text:p>60.64</text:p>
          </table:table-cell>
          <table:table-cell office:value-type="float" office:value="0" calcext:value-type="float">
            <text:p>0</text:p>
          </table:table-cell>
          <table:table-cell office:value-type="float" office:value="268.829251300327" calcext:value-type="float">
            <text:p>268.8292513003</text:p>
          </table:table-cell>
          <table:table-cell table:number-columns-repeated="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0.84030301859468" calcext:value-type="float">
            <text:p>0.8403030186</text:p>
          </table:table-cell>
          <table:table-cell office:value-type="float" office:value="1.03938731263916" calcext:value-type="float">
            <text:p>1.0393873126</text:p>
          </table:table-cell>
          <table:table-cell office:value-type="float" office:value="0.964058177323646" calcext:value-type="float">
            <text:p>0.9640581773</text:p>
          </table:table-cell>
          <table:table-cell office:value-type="float" office:value="0.954288017666474" calcext:value-type="float">
            <text:p>0.9542880177</text:p>
          </table:table-cell>
          <table:table-cell office:value-type="float" office:value="0.957969540557255" calcext:value-type="float">
            <text:p>0.9579695406</text:p>
          </table:table-cell>
          <table:table-cell office:value-type="float" office:value="0.960376654432864" calcext:value-type="float">
            <text:p>0.9603766544</text:p>
          </table:table-cell>
          <table:table-cell office:value-type="float" office:value="0.96901402483165" calcext:value-type="float">
            <text:p>0.9690140248</text:p>
          </table:table-cell>
          <table:table-cell office:value-type="float" office:value="88.87" calcext:value-type="float">
            <text:p>88.87</text:p>
          </table:table-cell>
          <table:table-cell office:value-type="float" office:value="0" calcext:value-type="float">
            <text:p>0</text:p>
          </table:table-cell>
          <table:table-cell office:value-type="float" office:value="438.426536356045" calcext:value-type="float">
            <text:p>438.426536356</text:p>
          </table:table-cell>
          <table:table-cell table:number-columns-repeated="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0.937154812227739" calcext:value-type="float">
            <text:p>0.9371548122</text:p>
          </table:table-cell>
          <table:table-cell office:value-type="float" office:value="0.931066175461349" calcext:value-type="float">
            <text:p>0.9310661755</text:p>
          </table:table-cell>
          <table:table-cell office:value-type="float" office:value="0.966606910956041" calcext:value-type="float">
            <text:p>0.966606911</text:p>
          </table:table-cell>
          <table:table-cell office:value-type="float" office:value="0.966465291199255" calcext:value-type="float">
            <text:p>0.9664652912</text:p>
          </table:table-cell>
          <table:table-cell office:value-type="float" office:value="0.871170977299042" calcext:value-type="float">
            <text:p>0.8711709773</text:p>
          </table:table-cell>
          <table:table-cell office:value-type="float" office:value="0.967173221187286" calcext:value-type="float">
            <text:p>0.9671732212</text:p>
          </table:table-cell>
          <table:table-cell office:value-type="float" office:value="0.969863574576466" calcext:value-type="float">
            <text:p>0.9698635746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1025.98014355036" calcext:value-type="float">
            <text:p>1025.9801435504</text:p>
          </table:table-cell>
          <table:table-cell table:number-columns-repeated="9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0.0181367349350289" calcext:value-type="float">
            <text:p>0.0181367349</text:p>
          </table:table-cell>
          <table:table-cell office:value-type="float" office:value="0.00955774848404516" calcext:value-type="float">
            <text:p>0.0095577485</text:p>
          </table:table-cell>
          <table:table-cell office:value-type="float" office:value="0.925968708196559" calcext:value-type="float">
            <text:p>0.9259687082</text:p>
          </table:table-cell>
          <table:table-cell office:value-type="float" office:value="1.01928068309357" calcext:value-type="float">
            <text:p>1.0192806831</text:p>
          </table:table-cell>
          <table:table-cell office:value-type="float" office:value="0.980058509106046" calcext:value-type="float">
            <text:p>0.9800585091</text:p>
          </table:table-cell>
          <table:table-cell office:value-type="float" office:value="0.963774904050895" calcext:value-type="float">
            <text:p>0.9637749041</text:p>
          </table:table-cell>
          <table:table-cell office:value-type="float" office:value="0.971845913579668" calcext:value-type="float">
            <text:p>0.9718459136</text:p>
          </table:table-cell>
          <table:table-cell office:value-type="float" office:value="50.68" calcext:value-type="float">
            <text:p>50.68</text:p>
          </table:table-cell>
          <table:table-cell office:value-type="float" office:value="0" calcext:value-type="float">
            <text:p>0</text:p>
          </table:table-cell>
          <table:table-cell office:value-type="float" office:value="39.6824810529805" calcext:value-type="float">
            <text:p>39.682481053</text:p>
          </table:table-cell>
          <table:table-cell table:number-columns-repeated="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0.396965112911667" calcext:value-type="float">
            <text:p>0.3969651129</text:p>
          </table:table-cell>
          <table:table-cell office:value-type="float" office:value="1.05977718169832" calcext:value-type="float">
            <text:p>1.0597771817</text:p>
          </table:table-cell>
          <table:table-cell office:value-type="float" office:value="0.959243865174478" calcext:value-type="float">
            <text:p>0.9592438652</text:p>
          </table:table-cell>
          <table:table-cell office:value-type="float" office:value="0.946075422140096" calcext:value-type="float">
            <text:p>0.9460754221</text:p>
          </table:table-cell>
          <table:table-cell office:value-type="float" office:value="0.967031685828448" calcext:value-type="float">
            <text:p>0.9670316858</text:p>
          </table:table-cell>
          <table:table-cell office:value-type="float" office:value="0.974819472723239" calcext:value-type="float">
            <text:p>0.9748194727</text:p>
          </table:table-cell>
          <table:table-cell office:value-type="float" office:value="0.976660225728835" calcext:value-type="float">
            <text:p>0.9766602257</text:p>
          </table:table-cell>
          <table:table-cell office:value-type="float" office:value="92.45" calcext:value-type="float">
            <text:p>92.45</text:p>
          </table:table-cell>
          <table:table-cell office:value-type="float" office:value="0" calcext:value-type="float">
            <text:p>0</text:p>
          </table:table-cell>
          <table:table-cell office:value-type="float" office:value="361.736353263925" calcext:value-type="float">
            <text:p>361.7363532639</text:p>
          </table:table-cell>
          <table:table-cell table:number-columns-repeated="9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1.02027185259517" calcext:value-type="float">
            <text:p>1.0202718526</text:p>
          </table:table-cell>
          <table:table-cell office:value-type="float" office:value="0.946358577255718" calcext:value-type="float">
            <text:p>0.9463585773</text:p>
          </table:table-cell>
          <table:table-cell office:value-type="float" office:value="0.96873078531808" calcext:value-type="float">
            <text:p>0.9687307853</text:p>
          </table:table-cell>
          <table:table-cell office:value-type="float" office:value="0.96363331805329" calcext:value-type="float">
            <text:p>0.9636333181</text:p>
          </table:table-cell>
          <table:table-cell office:value-type="float" office:value="0.972553927965646" calcext:value-type="float">
            <text:p>0.972553928</text:p>
          </table:table-cell>
          <table:table-cell office:value-type="float" office:value="0.956411976426461" calcext:value-type="float">
            <text:p>0.9564119764</text:p>
          </table:table-cell>
          <table:table-cell office:value-type="float" office:value="0.982607242738441" calcext:value-type="float">
            <text:p>0.9826072427</text:p>
          </table:table-cell>
          <table:table-cell office:value-type="float" office:value="89.8" calcext:value-type="float">
            <text:p>89.8</text:p>
          </table:table-cell>
          <table:table-cell office:value-type="float" office:value="0" calcext:value-type="float">
            <text:p>0</text:p>
          </table:table-cell>
          <table:table-cell office:value-type="float" office:value="1847.9535355143" calcext:value-type="float">
            <text:p>1847.9535355143</text:p>
          </table:table-cell>
          <table:table-cell table:number-columns-repeated="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.1304337090194" calcext:value-type="float">
            <text:p>1.130433709</text:p>
          </table:table-cell>
          <table:table-cell office:value-type="float" office:value="1.12363714226498" calcext:value-type="float">
            <text:p>1.1236371423</text:p>
          </table:table-cell>
          <table:table-cell office:value-type="float" office:value="1.09418512793463" calcext:value-type="float">
            <text:p>1.0941851279</text:p>
          </table:table-cell>
          <table:table-cell office:value-type="float" office:value="1.01758149920599" calcext:value-type="float">
            <text:p>1.0175814992</text:p>
          </table:table-cell>
          <table:table-cell office:value-type="float" office:value="0.975244281354826" calcext:value-type="float">
            <text:p>0.9752442814</text:p>
          </table:table-cell>
          <table:table-cell office:value-type="float" office:value="0.970005194333251" calcext:value-type="float">
            <text:p>0.9700051943</text:p>
          </table:table-cell>
          <table:table-cell office:value-type="float" office:value="0.995350910900415" calcext:value-type="float">
            <text:p>0.9953509109</text:p>
          </table:table-cell>
          <table:table-cell office:value-type="float" office:value="59.45" calcext:value-type="float">
            <text:p>59.45</text:p>
          </table:table-cell>
          <table:table-cell office:value-type="float" office:value="0" calcext:value-type="float">
            <text:p>0</text:p>
          </table:table-cell>
          <table:table-cell office:value-type="float" office:value="1127.38128658849" calcext:value-type="float">
            <text:p>1127.3812865885</text:p>
          </table:table-cell>
          <table:table-cell table:number-columns-repeated="9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0.876126824807047" calcext:value-type="float">
            <text:p>0.8761268248</text:p>
          </table:table-cell>
          <table:table-cell office:value-type="float" office:value="0.901614161130996" calcext:value-type="float">
            <text:p>0.9016141611</text:p>
          </table:table-cell>
          <table:table-cell office:value-type="float" office:value="0.888020943224205" calcext:value-type="float">
            <text:p>0.8880209432</text:p>
          </table:table-cell>
          <table:table-cell office:value-type="float" office:value="0.973120322594839" calcext:value-type="float">
            <text:p>0.9731203226</text:p>
          </table:table-cell>
          <table:table-cell office:value-type="float" office:value="0.972412308208861" calcext:value-type="float">
            <text:p>0.9724123082</text:p>
          </table:table-cell>
          <table:table-cell office:value-type="float" office:value="0.966890066071663" calcext:value-type="float">
            <text:p>0.9668900661</text:p>
          </table:table-cell>
          <table:table-cell office:value-type="float" office:value="0.833647987199096" calcext:value-type="float">
            <text:p>0.8336479872</text:p>
          </table:table-cell>
          <table:table-cell office:value-type="float" office:value="90.89" calcext:value-type="float">
            <text:p>90.89</text:p>
          </table:table-cell>
          <table:table-cell office:value-type="float" office:value="0" calcext:value-type="float">
            <text:p>0</text:p>
          </table:table-cell>
          <table:table-cell office:value-type="float" office:value="897.184519195259" calcext:value-type="float">
            <text:p>897.1845191953</text:p>
          </table:table-cell>
          <table:table-cell table:number-columns-repeated="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1.25248968386079" calcext:value-type="float">
            <text:p>1.2524896839</text:p>
          </table:table-cell>
          <table:table-cell office:value-type="float" office:value="1.12604425614059" calcext:value-type="float">
            <text:p>1.1260442561</text:p>
          </table:table-cell>
          <table:table-cell office:value-type="float" office:value="1.03938731263916" calcext:value-type="float">
            <text:p>1.0393873126</text:p>
          </table:table-cell>
          <table:table-cell office:value-type="float" office:value="1.04151127139915" calcext:value-type="float">
            <text:p>1.0415112714</text:p>
          </table:table-cell>
          <table:table-cell office:value-type="float" office:value="0.945084218879315" calcext:value-type="float">
            <text:p>0.9450842189</text:p>
          </table:table-cell>
          <table:table-cell office:value-type="float" office:value="0.982465622981655" calcext:value-type="float">
            <text:p>0.982465623</text:p>
          </table:table-cell>
          <table:table-cell office:value-type="float" office:value="0.878817178196227" calcext:value-type="float">
            <text:p>0.8788171782</text:p>
          </table:table-cell>
          <table:table-cell office:value-type="float" office:value="76.61" calcext:value-type="float">
            <text:p>76.61</text:p>
          </table:table-cell>
          <table:table-cell office:value-type="float" office:value="0" calcext:value-type="float">
            <text:p>0</text:p>
          </table:table-cell>
          <table:table-cell office:value-type="float" office:value="1480.43860930907" calcext:value-type="float">
            <text:p>1480.4386093091</text:p>
          </table:table-cell>
          <table:table-cell table:number-columns-repeated="9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0.887596168351798" calcext:value-type="float">
            <text:p>0.8875961684</text:p>
          </table:table-cell>
          <table:table-cell office:value-type="float" office:value="0.96802285533005" calcext:value-type="float">
            <text:p>0.9680228553</text:p>
          </table:table-cell>
          <table:table-cell office:value-type="float" office:value="0.974536266968848" calcext:value-type="float">
            <text:p>0.974536267</text:p>
          </table:table-cell>
          <table:table-cell office:value-type="float" office:value="0.977368155716866" calcext:value-type="float">
            <text:p>0.9773681557</text:p>
          </table:table-cell>
          <table:table-cell office:value-type="float" office:value="0.97170437822083" calcext:value-type="float">
            <text:p>0.9717043782</text:p>
          </table:table-cell>
          <table:table-cell office:value-type="float" office:value="0.971562758464045" calcext:value-type="float">
            <text:p>0.9715627585</text:p>
          </table:table-cell>
          <table:table-cell office:value-type="float" office:value="0.945650647267688" calcext:value-type="float">
            <text:p>0.9456506473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  <table:table-cell office:value-type="float" office:value="362.900630722083" calcext:value-type="float">
            <text:p>362.9006307221</text:p>
          </table:table-cell>
          <table:table-cell table:number-columns-repeated="9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1.00766980418998" calcext:value-type="float">
            <text:p>1.0076698042</text:p>
          </table:table-cell>
          <table:table-cell office:value-type="float" office:value="1.04887430030112" calcext:value-type="float">
            <text:p>1.0488743003</text:p>
          </table:table-cell>
          <table:table-cell office:value-type="float" office:value="0.975669056227234" calcext:value-type="float">
            <text:p>0.9756690562</text:p>
          </table:table-cell>
          <table:table-cell office:value-type="float" office:value="0.985439131486458" calcext:value-type="float">
            <text:p>0.9854391315</text:p>
          </table:table-cell>
          <table:table-cell office:value-type="float" office:value="0.962075753922496" calcext:value-type="float">
            <text:p>0.9620757539</text:p>
          </table:table-cell>
          <table:table-cell office:value-type="float" office:value="0.97920895936123" calcext:value-type="float">
            <text:p>0.9792089594</text:p>
          </table:table-cell>
          <table:table-cell office:value-type="float" office:value="0.98161607323684" calcext:value-type="float">
            <text:p>0.9816160732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</text:p>
          </table:table-cell>
          <table:table-cell office:value-type="float" office:value="846.885876012172" calcext:value-type="float">
            <text:p>846.8858760122</text:p>
          </table:table-cell>
          <table:table-cell table:number-columns-repeated="9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0.136286394618327" calcext:value-type="float">
            <text:p>0.1362863946</text:p>
          </table:table-cell>
          <table:table-cell office:value-type="float" office:value="0.0145136170915368" calcext:value-type="float">
            <text:p>0.0145136171</text:p>
          </table:table-cell>
          <table:table-cell office:value-type="float" office:value="1.04717513329313" calcext:value-type="float">
            <text:p>1.0471751333</text:p>
          </table:table-cell>
          <table:table-cell office:value-type="float" office:value="0.981332918121217" calcext:value-type="float">
            <text:p>0.9813329181</text:p>
          </table:table-cell>
          <table:table-cell office:value-type="float" office:value="0.974677886725633" calcext:value-type="float">
            <text:p>0.9746778867</text:p>
          </table:table-cell>
          <table:table-cell office:value-type="float" office:value="0.947066557882517" calcext:value-type="float">
            <text:p>0.9470665579</text:p>
          </table:table-cell>
          <table:table-cell office:value-type="float" office:value="0.992377402395612" calcext:value-type="float">
            <text:p>0.9923774024</text:p>
          </table:table-cell>
          <table:table-cell office:value-type="float" office:value="85.63" calcext:value-type="float">
            <text:p>85.63</text:p>
          </table:table-cell>
          <table:table-cell office:value-type="float" office:value="0" calcext:value-type="float">
            <text:p>0</text:p>
          </table:table-cell>
          <table:table-cell office:value-type="float" office:value="76.7699260968436" calcext:value-type="float">
            <text:p>76.7699260968</text:p>
          </table:table-cell>
          <table:table-cell table:number-columns-repeated="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-0.00332751306035608" calcext:value-type="float">
            <text:p>-0.0033275131</text:p>
          </table:table-cell>
          <table:table-cell office:value-type="float" office:value="1.0474583728067" calcext:value-type="float">
            <text:p>1.0474583728</text:p>
          </table:table-cell>
          <table:table-cell office:value-type="float" office:value="1.00738656467641" calcext:value-type="float">
            <text:p>1.0073865647</text:p>
          </table:table-cell>
          <table:table-cell office:value-type="float" office:value="0.984164806869235" calcext:value-type="float">
            <text:p>0.9841648069</text:p>
          </table:table-cell>
          <table:table-cell office:value-type="float" office:value="0.979633734233638" calcext:value-type="float">
            <text:p>0.9796337342</text:p>
          </table:table-cell>
          <table:table-cell office:value-type="float" office:value="0.989828668763218" calcext:value-type="float">
            <text:p>0.9898286688</text:p>
          </table:table-cell>
          <table:table-cell office:value-type="float" office:value="1.00073153328083" calcext:value-type="float">
            <text:p>1.0007315333</text:p>
          </table:table-cell>
          <table:table-cell office:value-type="float" office:value="88.07" calcext:value-type="float">
            <text:p>88.07</text:p>
          </table:table-cell>
          <table:table-cell office:value-type="float" office:value="0" calcext:value-type="float">
            <text:p>0</text:p>
          </table:table-cell>
          <table:table-cell office:value-type="float" office:value="233.912003798315" calcext:value-type="float">
            <text:p>233.9120037983</text:p>
          </table:table-cell>
          <table:table-cell table:number-columns-repeated="9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0.229916639211008" calcext:value-type="float">
            <text:p>0.2299166392</text:p>
          </table:table-cell>
          <table:table-cell office:value-type="float" office:value="0.647994659601569" calcext:value-type="float">
            <text:p>0.6479946596</text:p>
          </table:table-cell>
          <table:table-cell office:value-type="float" office:value="0.900246047310679" calcext:value-type="float">
            <text:p>0.9002460473</text:p>
          </table:table-cell>
          <table:table-cell office:value-type="float" office:value="0.999856637325894" calcext:value-type="float">
            <text:p>0.9998566373</text:p>
          </table:table-cell>
          <table:table-cell office:value-type="float" office:value="0.993407068268198" calcext:value-type="float">
            <text:p>0.9934070683</text:p>
          </table:table-cell>
          <table:table-cell office:value-type="float" office:value="0.992690411515942" calcext:value-type="float">
            <text:p>0.9926904115</text:p>
          </table:table-cell>
          <table:table-cell office:value-type="float" office:value="0.979647924964469" calcext:value-type="float">
            <text:p>0.979647925</text:p>
          </table:table-cell>
          <table:table-cell office:value-type="float" office:value="46.94" calcext:value-type="float">
            <text:p>46.94</text:p>
          </table:table-cell>
          <table:table-cell office:value-type="float" office:value="0" calcext:value-type="float">
            <text:p>0</text:p>
          </table:table-cell>
          <table:table-cell office:value-type="float" office:value="98.123985674252" calcext:value-type="float">
            <text:p>98.1239856743</text:p>
          </table:table-cell>
          <table:table-cell table:number-columns-repeated="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.596397765427399" calcext:value-type="float">
            <text:p>0.5963977654</text:p>
          </table:table-cell>
          <table:table-cell office:value-type="float" office:value="0.701741353176205" calcext:value-type="float">
            <text:p>0.7017413532</text:p>
          </table:table-cell>
          <table:table-cell office:value-type="float" office:value="0.807658334669335" calcext:value-type="float">
            <text:p>0.8076583347</text:p>
          </table:table-cell>
          <table:table-cell office:value-type="float" office:value="1.0077395198881" calcext:value-type="float">
            <text:p>1.0077395199</text:p>
          </table:table-cell>
          <table:table-cell office:value-type="float" office:value="0.99226045163585" calcext:value-type="float">
            <text:p>0.9922604516</text:p>
          </table:table-cell>
          <table:table-cell office:value-type="float" office:value="0.983660997749538" calcext:value-type="float">
            <text:p>0.9836609977</text:p>
          </table:table-cell>
          <table:table-cell office:value-type="float" office:value="0.983374300877376" calcext:value-type="float">
            <text:p>0.9833743009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612.685699786474" calcext:value-type="float">
            <text:p>612.6856997865</text:p>
          </table:table-cell>
          <table:table-cell table:number-columns-repeated="9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-0.00538433906002081" calcext:value-type="float">
            <text:p>-0.0053843391</text:p>
          </table:table-cell>
          <table:table-cell office:value-type="float" office:value="-0.00245940851076145" calcext:value-type="float">
            <text:p>-0.0024594085</text:p>
          </table:table-cell>
          <table:table-cell office:value-type="float" office:value="-0.00403533971150346" calcext:value-type="float">
            <text:p>-0.0040353397</text:p>
          </table:table-cell>
          <table:table-cell office:value-type="float" office:value="1.00928843303979" calcext:value-type="float">
            <text:p>1.009288433</text:p>
          </table:table-cell>
          <table:table-cell office:value-type="float" office:value="0.97332855855731" calcext:value-type="float">
            <text:p>0.9733285586</text:p>
          </table:table-cell>
          <table:table-cell office:value-type="float" office:value="0.987798482498571" calcext:value-type="float">
            <text:p>0.9877984825</text:p>
          </table:table-cell>
          <table:table-cell office:value-type="float" office:value="0.972325697614458" calcext:value-type="float">
            <text:p>0.9723256976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7.9663532305155" calcext:value-type="float">
            <text:p>17.9663532305</text:p>
          </table:table-cell>
          <table:table-cell table:number-columns-repeated="9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0.953987585991515" calcext:value-type="float">
            <text:p>0.953987586</text:p>
          </table:table-cell>
          <table:table-cell office:value-type="float" office:value="0.941666657104376" calcext:value-type="float">
            <text:p>0.9416666571</text:p>
          </table:table-cell>
          <table:table-cell office:value-type="float" office:value="0.975047699948785" calcext:value-type="float">
            <text:p>0.9750476999</text:p>
          </table:table-cell>
          <table:table-cell office:value-type="float" office:value="0.983070672885069" calcext:value-type="float">
            <text:p>0.9830706729</text:p>
          </table:table-cell>
          <table:table-cell office:value-type="float" office:value="0.949689595883272" calcext:value-type="float">
            <text:p>0.9496895959</text:p>
          </table:table-cell>
          <table:table-cell office:value-type="float" office:value="0.977340002328715" calcext:value-type="float">
            <text:p>0.9773400023</text:p>
          </table:table-cell>
          <table:table-cell office:value-type="float" office:value="0.967597888000956" calcext:value-type="float">
            <text:p>0.967597888</text:p>
          </table:table-cell>
          <table:table-cell office:value-type="float" office:value="33.61" calcext:value-type="float">
            <text:p>33.61</text:p>
          </table:table-cell>
          <table:table-cell office:value-type="float" office:value="0" calcext:value-type="float">
            <text:p>0</text:p>
          </table:table-cell>
          <table:table-cell office:value-type="float" office:value="379.080633893581" calcext:value-type="float">
            <text:p>379.0806338936</text:p>
          </table:table-cell>
          <table:table-cell table:number-columns-repeated="9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0.525595384373995" calcext:value-type="float">
            <text:p>0.5255953844</text:p>
          </table:table-cell>
          <table:table-cell office:value-type="float" office:value="0.88218713434972" calcext:value-type="float">
            <text:p>0.8821871343</text:p>
          </table:table-cell>
          <table:table-cell office:value-type="float" office:value="0.966175393104752" calcext:value-type="float">
            <text:p>0.9661753931</text:p>
          </table:table-cell>
          <table:table-cell office:value-type="float" office:value="0.96861188937738" calcext:value-type="float">
            <text:p>0.9686118894</text:p>
          </table:table-cell>
          <table:table-cell office:value-type="float" office:value="0.985810882578153" calcext:value-type="float">
            <text:p>0.9858108826</text:p>
          </table:table-cell>
          <table:table-cell office:value-type="float" office:value="0.955569317397756" calcext:value-type="float">
            <text:p>0.9555693174</text:p>
          </table:table-cell>
          <table:table-cell office:value-type="float" office:value="0.967751969617194" calcext:value-type="float">
            <text:p>0.9677519696</text:p>
          </table:table-cell>
          <table:table-cell office:value-type="float" office:value="95.26" calcext:value-type="float">
            <text:p>95.26</text:p>
          </table:table-cell>
          <table:table-cell office:value-type="float" office:value="0" calcext:value-type="float">
            <text:p>0</text:p>
          </table:table-cell>
          <table:table-cell office:value-type="float" office:value="415.766274588572" calcext:value-type="float">
            <text:p>415.7662745886</text:p>
          </table:table-cell>
          <table:table-cell table:number-columns-repeated="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-0.00212598274408318" calcext:value-type="float">
            <text:p>-0.0021259827</text:p>
          </table:table-cell>
          <table:table-cell office:value-type="float" office:value="0.624489403065105" calcext:value-type="float">
            <text:p>0.6244894031</text:p>
          </table:table-cell>
          <table:table-cell office:value-type="float" office:value="0.977784651579866" calcext:value-type="float">
            <text:p>0.9777846516</text:p>
          </table:table-cell>
          <table:table-cell office:value-type="float" office:value="0.976064812059493" calcext:value-type="float">
            <text:p>0.9760648121</text:p>
          </table:table-cell>
          <table:table-cell office:value-type="float" office:value="0.985094225825898" calcext:value-type="float">
            <text:p>0.9850942258</text:p>
          </table:table-cell>
          <table:table-cell office:value-type="float" office:value="0.971048385650007" calcext:value-type="float">
            <text:p>0.9710483857</text:p>
          </table:table-cell>
          <table:table-cell office:value-type="float" office:value="0.969185197693554" calcext:value-type="float">
            <text:p>0.9691851977</text:p>
          </table:table-cell>
          <table:table-cell office:value-type="float" office:value="94.51" calcext:value-type="float">
            <text:p>94.51</text:p>
          </table:table-cell>
          <table:table-cell office:value-type="float" office:value="0" calcext:value-type="float">
            <text:p>0</text:p>
          </table:table-cell>
          <table:table-cell office:value-type="float" office:value="151.877643797845" calcext:value-type="float">
            <text:p>151.8776437978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0.932637411891542" calcext:value-type="float">
            <text:p>0.9326374119</text:p>
          </table:table-cell>
          <table:table-cell office:value-type="float" office:value="1.00458636686322" calcext:value-type="float">
            <text:p>1.0045863669</text:p>
          </table:table-cell>
          <table:table-cell office:value-type="float" office:value="0.993837028148291" calcext:value-type="float">
            <text:p>0.9938370281</text:p>
          </table:table-cell>
          <table:table-cell office:value-type="float" office:value="0.980364496288574" calcext:value-type="float">
            <text:p>0.9803644963</text:p>
          </table:table-cell>
          <table:table-cell office:value-type="float" office:value="0.973484967350785" calcext:value-type="float">
            <text:p>0.9734849674</text:p>
          </table:table-cell>
          <table:table-cell office:value-type="float" office:value="0.920311496664173" calcext:value-type="float">
            <text:p>0.9203114967</text:p>
          </table:table-cell>
          <table:table-cell office:value-type="float" office:value="0.964742165028392" calcext:value-type="float">
            <text:p>0.964742165</text:p>
          </table:table-cell>
          <table:table-cell office:value-type="float" office:value="77.14" calcext:value-type="float">
            <text:p>77.14</text:p>
          </table:table-cell>
          <table:table-cell office:value-type="float" office:value="0" calcext:value-type="float">
            <text:p>0</text:p>
          </table:table-cell>
          <table:table-cell office:value-type="float" office:value="466.57801708856" calcext:value-type="float">
            <text:p>466.5780170886</text:p>
          </table:table-cell>
          <table:table-cell table:number-columns-repeated="9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-0.00355923217748097" calcext:value-type="float">
            <text:p>-0.0035592322</text:p>
          </table:table-cell>
          <table:table-cell office:value-type="float" office:value="-0.00284260746078208" calcext:value-type="float">
            <text:p>-0.0028426075</text:p>
          </table:table-cell>
          <table:table-cell office:value-type="float" office:value="1.00945944483662" calcext:value-type="float">
            <text:p>1.0094594448</text:p>
          </table:table-cell>
          <table:table-cell office:value-type="float" office:value="1.00343975023087" calcext:value-type="float">
            <text:p>1.0034397502</text:p>
          </table:table-cell>
          <table:table-cell office:value-type="float" office:value="0.989393995483129" calcext:value-type="float">
            <text:p>0.9893939955</text:p>
          </table:table-cell>
          <table:table-cell office:value-type="float" office:value="0.972481613726367" calcext:value-type="float">
            <text:p>0.9724816137</text:p>
          </table:table-cell>
          <table:table-cell office:value-type="float" office:value="0.960442395371161" calcext:value-type="float">
            <text:p>0.9604423954</text:p>
          </table:table-cell>
          <table:table-cell office:value-type="float" office:value="96.96" calcext:value-type="float">
            <text:p>96.96</text:p>
          </table:table-cell>
          <table:table-cell office:value-type="float" office:value="0" calcext:value-type="float">
            <text:p>0</text:p>
          </table:table-cell>
          <table:table-cell office:value-type="float" office:value="94.1108492618331" calcext:value-type="float">
            <text:p>94.1108492618</text:p>
          </table:table-cell>
          <table:table-cell table:number-columns-repeated="9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1.14576116908993" calcext:value-type="float">
            <text:p>1.1457611691</text:p>
          </table:table-cell>
          <table:table-cell office:value-type="float" office:value="1.0980340846929" calcext:value-type="float">
            <text:p>1.0980340847</text:p>
          </table:table-cell>
          <table:table-cell office:value-type="float" office:value="1.05489329596896" calcext:value-type="float">
            <text:p>1.054893296</text:p>
          </table:table-cell>
          <table:table-cell office:value-type="float" office:value="1.02809158068561" calcext:value-type="float">
            <text:p>1.0280915807</text:p>
          </table:table-cell>
          <table:table-cell office:value-type="float" office:value="1.00014333419806" calcext:value-type="float">
            <text:p>1.0001433342</text:p>
          </table:table-cell>
          <table:table-cell office:value-type="float" office:value="0.972338350718437" calcext:value-type="float">
            <text:p>0.9723383507</text:p>
          </table:table-cell>
          <table:table-cell office:value-type="float" office:value="0.963882159840056" calcext:value-type="float">
            <text:p>0.9638821598</text:p>
          </table:table-cell>
          <table:table-cell office:value-type="float" office:value="61.73" calcext:value-type="float">
            <text:p>61.73</text:p>
          </table:table-cell>
          <table:table-cell office:value-type="float" office:value="0" calcext:value-type="float">
            <text:p>0</text:p>
          </table:table-cell>
          <table:table-cell office:value-type="float" office:value="1209.20638045469" calcext:value-type="float">
            <text:p>1209.2063804547</text:p>
          </table:table-cell>
          <table:table-cell table:number-columns-repeated="9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1.10348038555433" calcext:value-type="float">
            <text:p>1.1034803856</text:p>
          </table:table-cell>
          <table:table-cell office:value-type="float" office:value="1.05962302550628" calcext:value-type="float">
            <text:p>1.0596230255</text:p>
          </table:table-cell>
          <table:table-cell office:value-type="float" office:value="0.993837028148291" calcext:value-type="float">
            <text:p>0.9938370281</text:p>
          </table:table-cell>
          <table:table-cell office:value-type="float" office:value="0.985094225825898" calcext:value-type="float">
            <text:p>0.9850942258</text:p>
          </table:table-cell>
          <table:table-cell office:value-type="float" office:value="0.984807614381886" calcext:value-type="float">
            <text:p>0.9848076144</text:p>
          </table:table-cell>
          <table:table-cell office:value-type="float" office:value="0.972051653846274" calcext:value-type="float">
            <text:p>0.9720516538</text:p>
          </table:table-cell>
          <table:table-cell office:value-type="float" office:value="0.967751969617194" calcext:value-type="float">
            <text:p>0.9677519696</text:p>
          </table:table-cell>
          <table:table-cell office:value-type="float" office:value="65.43" calcext:value-type="float">
            <text:p>65.43</text:p>
          </table:table-cell>
          <table:table-cell office:value-type="float" office:value="0" calcext:value-type="float">
            <text:p>0</text:p>
          </table:table-cell>
          <table:table-cell office:value-type="float" office:value="1274.36298334569" calcext:value-type="float">
            <text:p>1274.3629833457</text:p>
          </table:table-cell>
          <table:table-cell table:number-columns-repeated="9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float" office:value="0.138618827566981" calcext:value-type="float">
            <text:p>0.1386188276</text:p>
          </table:table-cell>
          <table:table-cell office:value-type="float" office:value="0.0206626383971629" calcext:value-type="float">
            <text:p>0.0206626384</text:p>
          </table:table-cell>
          <table:table-cell office:value-type="float" office:value="0.00145713550015192" calcext:value-type="float">
            <text:p>0.0014571355</text:p>
          </table:table-cell>
          <table:table-cell office:value-type="float" office:value="1.01476239726197" calcext:value-type="float">
            <text:p>1.0147623973</text:p>
          </table:table-cell>
          <table:table-cell office:value-type="float" office:value="0.986814150774421" calcext:value-type="float">
            <text:p>0.9868141508</text:p>
          </table:table-cell>
          <table:table-cell office:value-type="float" office:value="0.967895232625125" calcext:value-type="float">
            <text:p>0.9678952326</text:p>
          </table:table-cell>
          <table:table-cell office:value-type="float" office:value="0.968325277933368" calcext:value-type="float">
            <text:p>0.9683252779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  <table:table-cell office:value-type="float" office:value="25.8419366236651" calcext:value-type="float">
            <text:p>25.8419366237</text:p>
          </table:table-cell>
          <table:table-cell table:number-columns-repeated="9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0.999999985761975" calcext:value-type="float">
            <text:p>0.9999999858</text:p>
          </table:table-cell>
          <table:table-cell office:value-type="float" office:value="1.08642474078964" calcext:value-type="float">
            <text:p>1.0864247408</text:p>
          </table:table-cell>
          <table:table-cell office:value-type="float" office:value="1.04099080422915" calcext:value-type="float">
            <text:p>1.0409908042</text:p>
          </table:table-cell>
          <table:table-cell office:value-type="float" office:value="0.982944340997282" calcext:value-type="float">
            <text:p>0.982944341</text:p>
          </table:table-cell>
          <table:table-cell office:value-type="float" office:value="0.976208075067424" calcext:value-type="float">
            <text:p>0.9762080751</text:p>
          </table:table-cell>
          <table:table-cell office:value-type="float" office:value="0.981797724364935" calcext:value-type="float">
            <text:p>0.9817977244</text:p>
          </table:table-cell>
          <table:table-cell office:value-type="float" office:value="0.975348155307238" calcext:value-type="float">
            <text:p>0.9753481553</text:p>
          </table:table-cell>
          <table:table-cell office:value-type="float" office:value="83.09" calcext:value-type="float">
            <text:p>83.09</text:p>
          </table:table-cell>
          <table:table-cell office:value-type="float" office:value="0" calcext:value-type="float">
            <text:p>0</text:p>
          </table:table-cell>
          <table:table-cell office:value-type="float" office:value="1135.63551025451" calcext:value-type="float">
            <text:p>1135.6355102545</text:p>
          </table:table-cell>
          <table:table-cell table:number-columns-repeated="9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0.00750974189151171" calcext:value-type="float">
            <text:p>0.0075097419</text:p>
          </table:table-cell>
          <table:table-cell office:value-type="float" office:value="0.18900108176497" calcext:value-type="float">
            <text:p>0.1890010818</text:p>
          </table:table-cell>
          <table:table-cell office:value-type="float" office:value="1.06073885137538" calcext:value-type="float">
            <text:p>1.0607388514</text:p>
          </table:table-cell>
          <table:table-cell office:value-type="float" office:value="1.01882982345169" calcext:value-type="float">
            <text:p>1.0188298235</text:p>
          </table:table-cell>
          <table:table-cell office:value-type="float" office:value="0.999780233543907" calcext:value-type="float">
            <text:p>0.9997802335</text:p>
          </table:table-cell>
          <table:table-cell office:value-type="float" office:value="1.00549509304789" calcext:value-type="float">
            <text:p>1.005495093</text:p>
          </table:table-cell>
          <table:table-cell office:value-type="float" office:value="0.965344429684324" calcext:value-type="float">
            <text:p>0.9653444297</text:p>
          </table:table-cell>
          <table:table-cell office:value-type="float" office:value="77.23" calcext:value-type="float">
            <text:p>77.23</text:p>
          </table:table-cell>
          <table:table-cell office:value-type="float" office:value="0" calcext:value-type="float">
            <text:p>0</text:p>
          </table:table-cell>
          <table:table-cell office:value-type="float" office:value="102.358582243429" calcext:value-type="float">
            <text:p>102.3585822434</text:p>
          </table:table-cell>
          <table:table-cell table:number-columns-repeated="9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-0.00325308361346284" calcext:value-type="float">
            <text:p>-0.0032530836</text:p>
          </table:table-cell>
          <table:table-cell office:value-type="float" office:value="-0.00120158914773704" calcext:value-type="float">
            <text:p>-0.0012015891</text:p>
          </table:table-cell>
          <table:table-cell office:value-type="float" office:value="0.847530161117381" calcext:value-type="float">
            <text:p>0.8475301611</text:p>
          </table:table-cell>
          <table:table-cell office:value-type="float" office:value="1.00417623228601" calcext:value-type="float">
            <text:p>1.0041762323</text:p>
          </table:table-cell>
          <table:table-cell office:value-type="float" office:value="0.98776436390198" calcext:value-type="float">
            <text:p>0.9877643639</text:p>
          </table:table-cell>
          <table:table-cell office:value-type="float" office:value="0.998461372782035" calcext:value-type="float">
            <text:p>0.9984613728</text:p>
          </table:table-cell>
          <table:table-cell office:value-type="float" office:value="0.966077139812228" calcext:value-type="float">
            <text:p>0.9660771398</text:p>
          </table:table-cell>
          <table:table-cell office:value-type="float" office:value="94.49" calcext:value-type="float">
            <text:p>94.49</text:p>
          </table:table-cell>
          <table:table-cell office:value-type="float" office:value="0" calcext:value-type="float">
            <text:p>0</text:p>
          </table:table-cell>
          <table:table-cell office:value-type="float" office:value="62.8033631183605" calcext:value-type="float">
            <text:p>62.8033631184</text:p>
          </table:table-cell>
          <table:table-cell table:number-columns-repeated="9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1.17694122753436" calcext:value-type="float">
            <text:p>1.1769412275</text:p>
          </table:table-cell>
          <table:table-cell office:value-type="float" office:value="1.10001024511711" calcext:value-type="float">
            <text:p>1.1000102451</text:p>
          </table:table-cell>
          <table:table-cell office:value-type="float" office:value="1.07407358177918" calcext:value-type="float">
            <text:p>1.0740735818</text:p>
          </table:table-cell>
          <table:table-cell office:value-type="float" office:value="1.02132089813972" calcext:value-type="float">
            <text:p>1.0213208981</text:p>
          </table:table-cell>
          <table:table-cell office:value-type="float" office:value="0.978972191734222" calcext:value-type="float">
            <text:p>0.9789721917</text:p>
          </table:table-cell>
          <table:table-cell office:value-type="float" office:value="0.95728496764447" calcext:value-type="float">
            <text:p>0.9572849676</text:p>
          </table:table-cell>
          <table:table-cell office:value-type="float" office:value="0.924900734674663" calcext:value-type="float">
            <text:p>0.9249007347</text:p>
          </table:table-cell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1320.08002033159" calcext:value-type="float">
            <text:p>1320.0800203316</text:p>
          </table:table-cell>
          <table:table-cell table:number-columns-repeated="9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1.26325044541156" calcext:value-type="float">
            <text:p>1.2632504454</text:p>
          </table:table-cell>
          <table:table-cell office:value-type="float" office:value="1.21430769722201" calcext:value-type="float">
            <text:p>1.2143076972</text:p>
          </table:table-cell>
          <table:table-cell office:value-type="float" office:value="1.03919815184286" calcext:value-type="float">
            <text:p>1.0391981518</text:p>
          </table:table-cell>
          <table:table-cell office:value-type="float" office:value="0.974869240359732" calcext:value-type="float">
            <text:p>0.9748692404</text:p>
          </table:table-cell>
          <table:table-cell office:value-type="float" office:value="0.961534494234414" calcext:value-type="float">
            <text:p>0.9615344942</text:p>
          </table:table-cell>
          <table:table-cell office:value-type="float" office:value="1.04403386400348" calcext:value-type="float">
            <text:p>1.044033864</text:p>
          </table:table-cell>
          <table:table-cell office:value-type="float" office:value="0.971791999316207" calcext:value-type="float">
            <text:p>0.9717919993</text:p>
          </table:table-cell>
          <table:table-cell office:value-type="float" office:value="76.47" calcext:value-type="float">
            <text:p>76.47</text:p>
          </table:table-cell>
          <table:table-cell office:value-type="float" office:value="0" calcext:value-type="float">
            <text:p>0</text:p>
          </table:table-cell>
          <table:table-cell office:value-type="float" office:value="1462.69638752749" calcext:value-type="float">
            <text:p>1462.6963875275</text:p>
          </table:table-cell>
          <table:table-cell table:number-columns-repeated="9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0.141834932694732" calcext:value-type="float">
            <text:p>0.1418349327</text:p>
          </table:table-cell>
          <table:table-cell office:value-type="float" office:value="0.0187271939578307" calcext:value-type="float">
            <text:p>0.018727194</text:p>
          </table:table-cell>
          <table:table-cell office:value-type="float" office:value="0.462875336372908" calcext:value-type="float">
            <text:p>0.4628753364</text:p>
          </table:table-cell>
          <table:table-cell office:value-type="float" office:value="0.952742409408428" calcext:value-type="float">
            <text:p>0.9527424094</text:p>
          </table:table-cell>
          <table:table-cell office:value-type="float" office:value="0.937649314444494" calcext:value-type="float">
            <text:p>0.9376493144</text:p>
          </table:table-cell>
          <table:table-cell office:value-type="float" office:value="0.900575876402937" calcext:value-type="float">
            <text:p>0.9005758764</text:p>
          </table:table-cell>
          <table:table-cell office:value-type="float" office:value="0.860718332027245" calcext:value-type="float">
            <text:p>0.860718332</text:p>
          </table:table-cell>
          <table:table-cell office:value-type="float" office:value="82.33" calcext:value-type="float">
            <text:p>82.33</text:p>
          </table:table-cell>
          <table:table-cell office:value-type="float" office:value="0" calcext:value-type="float">
            <text:p>0</text:p>
          </table:table-cell>
          <table:table-cell office:value-type="float" office:value="44.7563110391568" calcext:value-type="float">
            <text:p>44.7563110392</text:p>
          </table:table-cell>
          <table:table-cell table:number-columns-repeated="9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1.01252881331374" calcext:value-type="float">
            <text:p>1.0125288133</text:p>
          </table:table-cell>
          <table:table-cell office:value-type="float" office:value="0.886361963719071" calcext:value-type="float">
            <text:p>0.8863619637</text:p>
          </table:table-cell>
          <table:table-cell office:value-type="float" office:value="1.01120995255187" calcext:value-type="float">
            <text:p>1.0112099526</text:p>
          </table:table-cell>
          <table:table-cell office:value-type="float" office:value="1.00095253481184" calcext:value-type="float">
            <text:p>1.0009525348</text:p>
          </table:table-cell>
          <table:table-cell office:value-type="float" office:value="0.966077139812228" calcext:value-type="float">
            <text:p>0.9660771398</text:p>
          </table:table-cell>
          <table:table-cell office:value-type="float" office:value="0.911712563764798" calcext:value-type="float">
            <text:p>0.9117125638</text:p>
          </table:table-cell>
          <table:table-cell office:value-type="float" office:value="0.88856000676101" calcext:value-type="float">
            <text:p>0.8885600068</text:p>
          </table:table-cell>
          <table:table-cell office:value-type="float" office:value="85.93" calcext:value-type="float">
            <text:p>85.93</text:p>
          </table:table-cell>
          <table:table-cell office:value-type="float" office:value="0" calcext:value-type="float">
            <text:p>0</text:p>
          </table:table-cell>
          <table:table-cell office:value-type="float" office:value="1824.49643619142" calcext:value-type="float">
            <text:p>1824.4964361914</text:p>
          </table:table-cell>
          <table:table-cell table:number-columns-repeated="9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0.909661080216794" calcext:value-type="float">
            <text:p>0.9096610802</text:p>
          </table:table-cell>
          <table:table-cell office:value-type="float" office:value="1.08169336533723" calcext:value-type="float">
            <text:p>1.0816933653</text:p>
          </table:table-cell>
          <table:table-cell office:value-type="float" office:value="1.02747534878374" calcext:value-type="float">
            <text:p>1.0274753488</text:p>
          </table:table-cell>
          <table:table-cell office:value-type="float" office:value="0.984687051238201" calcext:value-type="float">
            <text:p>0.9846870512</text:p>
          </table:table-cell>
          <table:table-cell office:value-type="float" office:value="0.992453481631957" calcext:value-type="float">
            <text:p>0.9924534816</text:p>
          </table:table-cell>
          <table:table-cell office:value-type="float" office:value="0.993039632265926" calcext:value-type="float">
            <text:p>0.9930396323</text:p>
          </table:table-cell>
          <table:table-cell office:value-type="float" office:value="0.966956322092295" calcext:value-type="float">
            <text:p>0.9669563221</text:p>
          </table:table-cell>
          <table:table-cell office:value-type="float" office:value="47.27" calcext:value-type="float">
            <text:p>47.27</text:p>
          </table:table-cell>
          <table:table-cell office:value-type="float" office:value="0" calcext:value-type="float">
            <text:p>0</text:p>
          </table:table-cell>
          <table:table-cell office:value-type="float" office:value="241.953820103349" calcext:value-type="float">
            <text:p>241.9538201033</text:p>
          </table:table-cell>
          <table:table-cell table:number-columns-repeated="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float" office:value="1.20111952631215" calcext:value-type="float">
            <text:p>1.2011195263</text:p>
          </table:table-cell>
          <table:table-cell office:value-type="float" office:value="1.05985966909532" calcext:value-type="float">
            <text:p>1.0598596691</text:p>
          </table:table-cell>
          <table:table-cell office:value-type="float" office:value="1.0123822538198" calcext:value-type="float">
            <text:p>1.0123822538</text:p>
          </table:table-cell>
          <table:table-cell office:value-type="float" office:value="1.01839014496988" calcext:value-type="float">
            <text:p>1.018390145</text:p>
          </table:table-cell>
          <table:table-cell office:value-type="float" office:value="0.99509111581393" calcext:value-type="float">
            <text:p>0.9950911158</text:p>
          </table:table-cell>
          <table:table-cell office:value-type="float" office:value="0.991427739857955" calcext:value-type="float">
            <text:p>0.9914277399</text:p>
          </table:table-cell>
          <table:table-cell office:value-type="float" office:value="0.959483010686409" calcext:value-type="float">
            <text:p>0.9594830107</text:p>
          </table:table-cell>
          <table:table-cell office:value-type="float" office:value="80.28" calcext:value-type="float">
            <text:p>80.28</text:p>
          </table:table-cell>
          <table:table-cell office:value-type="float" office:value="0" calcext:value-type="float">
            <text:p>0</text:p>
          </table:table-cell>
          <table:table-cell office:value-type="float" office:value="1571.77422817481" calcext:value-type="float">
            <text:p>1571.7742281748</text:p>
          </table:table-cell>
          <table:table-cell table:number-columns-repeated="9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0.00685784559781321" calcext:value-type="float">
            <text:p>0.0068578456</text:p>
          </table:table-cell>
          <table:table-cell office:value-type="float" office:value="0.00934894212129398" calcext:value-type="float">
            <text:p>0.0093489421</text:p>
          </table:table-cell>
          <table:table-cell office:value-type="float" office:value="-0.00120158914773704" calcext:value-type="float">
            <text:p>-0.0012015891</text:p>
          </table:table-cell>
          <table:table-cell office:value-type="float" office:value="1.05766162605338" calcext:value-type="float">
            <text:p>1.0576616261</text:p>
          </table:table-cell>
          <table:table-cell office:value-type="float" office:value="1.00197827658585" calcext:value-type="float">
            <text:p>1.0019782766</text:p>
          </table:table-cell>
          <table:table-cell office:value-type="float" office:value="0.99640988923403" calcext:value-type="float">
            <text:p>0.9964098892</text:p>
          </table:table-cell>
          <table:table-cell office:value-type="float" office:value="0.967689032220199" calcext:value-type="float">
            <text:p>0.9676890322</text:p>
          </table:table-cell>
          <table:table-cell office:value-type="float" office:value="84.68" calcext:value-type="float">
            <text:p>84.68</text:p>
          </table:table-cell>
          <table:table-cell office:value-type="float" office:value="0" calcext:value-type="float">
            <text:p>0</text:p>
          </table:table-cell>
          <table:table-cell office:value-type="float" office:value="29.2915664991402" calcext:value-type="float">
            <text:p>29.2915664991</text:p>
          </table:table-cell>
          <table:table-cell table:number-columns-repeated="9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.06029926023535" calcext:value-type="float">
            <text:p>1.0602992602</text:p>
          </table:table-cell>
          <table:table-cell office:value-type="float" office:value="1.09678646030117" calcext:value-type="float">
            <text:p>1.0967864603</text:p>
          </table:table-cell>
          <table:table-cell office:value-type="float" office:value="1.01970900573175" calcext:value-type="float">
            <text:p>1.0197090057</text:p>
          </table:table-cell>
          <table:table-cell office:value-type="float" office:value="0.98527320187217" calcext:value-type="float">
            <text:p>0.9852732019</text:p>
          </table:table-cell>
          <table:table-cell office:value-type="float" office:value="0.972671181596274" calcext:value-type="float">
            <text:p>0.9726711816</text:p>
          </table:table-cell>
          <table:table-cell office:value-type="float" office:value="0.99128118036402" calcext:value-type="float">
            <text:p>0.9912811804</text:p>
          </table:table-cell>
          <table:table-cell office:value-type="float" office:value="0.965197870190389" calcext:value-type="float">
            <text:p>0.9651978702</text:p>
          </table:table-cell>
          <table:table-cell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1057.22199141338" calcext:value-type="float">
            <text:p>1057.2219914134</text:p>
          </table:table-cell>
          <table:table-cell table:number-columns-repeated="9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0.0234163226055294" calcext:value-type="float">
            <text:p>0.0234163226</text:p>
          </table:table-cell>
          <table:table-cell office:value-type="float" office:value="1.13327374770875" calcext:value-type="float">
            <text:p>1.1332737477</text:p>
          </table:table-cell>
          <table:table-cell office:value-type="float" office:value="1.05766162605338" calcext:value-type="float">
            <text:p>1.0576616261</text:p>
          </table:table-cell>
          <table:table-cell office:value-type="float" office:value="1.02205352092586" calcext:value-type="float">
            <text:p>1.0220535209</text:p>
          </table:table-cell>
          <table:table-cell office:value-type="float" office:value="0.99479799682606" calcext:value-type="float">
            <text:p>0.9947979968</text:p>
          </table:table-cell>
          <table:table-cell office:value-type="float" office:value="0.994211846192091" calcext:value-type="float">
            <text:p>0.9942118462</text:p>
          </table:table-cell>
          <table:table-cell office:value-type="float" office:value="0.97061969804827" calcext:value-type="float">
            <text:p>0.970619698</text:p>
          </table:table-cell>
          <table:table-cell office:value-type="float" office:value="89.84" calcext:value-type="float">
            <text:p>89.84</text:p>
          </table:table-cell>
          <table:table-cell office:value-type="float" office:value="0" calcext:value-type="float">
            <text:p>0</text:p>
          </table:table-cell>
          <table:table-cell office:value-type="float" office:value="282.076389444937" calcext:value-type="float">
            <text:p>282.0763894449</text:p>
          </table:table-cell>
          <table:table-cell table:number-columns-repeated="9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1.02146745763366" calcext:value-type="float">
            <text:p>1.0214674576</text:p>
          </table:table-cell>
          <table:table-cell office:value-type="float" office:value="1.05868736782738" calcext:value-type="float">
            <text:p>1.0586873678</text:p>
          </table:table-cell>
          <table:table-cell office:value-type="float" office:value="1.0126752854659" calcext:value-type="float">
            <text:p>1.0126752855</text:p>
          </table:table-cell>
          <table:table-cell office:value-type="float" office:value="0.990548470236116" calcext:value-type="float">
            <text:p>0.9905484702</text:p>
          </table:table-cell>
          <table:table-cell office:value-type="float" office:value="0.987031653774076" calcext:value-type="float">
            <text:p>0.9870316538</text:p>
          </table:table-cell>
          <table:table-cell office:value-type="float" office:value="1.00168515759798" calcext:value-type="float">
            <text:p>1.0016851576</text:p>
          </table:table-cell>
          <table:table-cell office:value-type="float" office:value="0.978093009454155" calcext:value-type="float">
            <text:p>0.9780930095</text:p>
          </table:table-cell>
          <table:table-cell office:value-type="float" office:value="77.81" calcext:value-type="float">
            <text:p>77.81</text:p>
          </table:table-cell>
          <table:table-cell office:value-type="float" office:value="0" calcext:value-type="float">
            <text:p>0</text:p>
          </table:table-cell>
          <table:table-cell office:value-type="float" office:value="1366.21999901235" calcext:value-type="float">
            <text:p>1366.2199990124</text:p>
          </table:table-cell>
          <table:table-cell table:number-columns-repeated="9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0.0767075299423265" calcext:value-type="float">
            <text:p>0.0767075299</text:p>
          </table:table-cell>
          <table:table-cell office:value-type="float" office:value="1.03222419881192" calcext:value-type="float">
            <text:p>1.0322241988</text:p>
          </table:table-cell>
          <table:table-cell office:value-type="float" office:value="0.985709276582859" calcext:value-type="float">
            <text:p>0.9857092766</text:p>
          </table:table-cell>
          <table:table-cell office:value-type="float" office:value="0.98080562017592" calcext:value-type="float">
            <text:p>0.9808056202</text:p>
          </table:table-cell>
          <table:table-cell office:value-type="float" office:value="0.976602438393324" calcext:value-type="float">
            <text:p>0.9766024384</text:p>
          </table:table-cell>
          <table:table-cell office:value-type="float" office:value="0.975761835440458" calcext:value-type="float">
            <text:p>0.9757618354</text:p>
          </table:table-cell>
          <table:table-cell office:value-type="float" office:value="0.977022739869756" calcext:value-type="float">
            <text:p>0.9770227399</text:p>
          </table:table-cell>
          <table:table-cell office:value-type="float" office:value="76.24" calcext:value-type="float">
            <text:p>76.24</text:p>
          </table:table-cell>
          <table:table-cell office:value-type="float" office:value="0" calcext:value-type="float">
            <text:p>0</text:p>
          </table:table-cell>
          <table:table-cell office:value-type="float" office:value="258.054366015964" calcext:value-type="float">
            <text:p>258.054366016</text:p>
          </table:table-cell>
          <table:table-cell table:number-columns-repeated="9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0.134851130535448" calcext:value-type="float">
            <text:p>0.1348511305</text:p>
          </table:table-cell>
          <table:table-cell office:value-type="float" office:value="0.0241681282316589" calcext:value-type="float">
            <text:p>0.0241681282</text:p>
          </table:table-cell>
          <table:table-cell office:value-type="float" office:value="0.00581436005931215" calcext:value-type="float">
            <text:p>0.0058143601</text:p>
          </table:table-cell>
          <table:table-cell office:value-type="float" office:value="0.0049737310098422" calcext:value-type="float">
            <text:p>0.004973731</text:p>
          </table:table-cell>
          <table:table-cell office:value-type="float" office:value="1.00280209335202" calcext:value-type="float">
            <text:p>1.0028020934</text:p>
          </table:table-cell>
          <table:table-cell office:value-type="float" office:value="0.978563900956099" calcext:value-type="float">
            <text:p>0.978563901</text:p>
          </table:table-cell>
          <table:table-cell office:value-type="float" office:value="0.964693534688147" calcext:value-type="float">
            <text:p>0.9646935347</text:p>
          </table:table-cell>
          <table:table-cell office:value-type="float" office:value="65.23" calcext:value-type="float">
            <text:p>65.23</text:p>
          </table:table-cell>
          <table:table-cell office:value-type="float" office:value="0" calcext:value-type="float">
            <text:p>0</text:p>
          </table:table-cell>
          <table:table-cell office:value-type="float" office:value="8.93248692845239" calcext:value-type="float">
            <text:p>8.9324869285</text:p>
          </table:table-cell>
          <table:table-cell table:number-columns-repeated="9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0.0987040239957097" calcext:value-type="float">
            <text:p>0.098704024</text:p>
          </table:table-cell>
          <table:table-cell office:value-type="float" office:value="1.04889671410465" calcext:value-type="float">
            <text:p>1.0488967141</text:p>
          </table:table-cell>
          <table:table-cell office:value-type="float" office:value="0.99789843694508" calcext:value-type="float">
            <text:p>0.9978984369</text:p>
          </table:table-cell>
          <table:table-cell office:value-type="float" office:value="0.94171633023066" calcext:value-type="float">
            <text:p>0.9417163302</text:p>
          </table:table-cell>
          <table:table-cell office:value-type="float" office:value="0.762661972121773" calcext:value-type="float">
            <text:p>0.7626619721</text:p>
          </table:table-cell>
          <table:table-cell table:number-columns-repeated="2" office:value-type="float" office:value="0.927986008782096" calcext:value-type="float">
            <text:p>0.9279860088</text:p>
          </table:table-cell>
          <table:table-cell office:value-type="float" office:value="57.67" calcext:value-type="float">
            <text:p>57.67</text:p>
          </table:table-cell>
          <table:table-cell office:value-type="float" office:value="0" calcext:value-type="float">
            <text:p>0</text:p>
          </table:table-cell>
          <table:table-cell office:value-type="float" office:value="195.852647712684" calcext:value-type="float">
            <text:p>195.8526477127</text:p>
          </table:table-cell>
          <table:table-cell table:number-columns-repeated="9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float" office:value="1.04609456507988" calcext:value-type="float">
            <text:p>1.0460945651</text:p>
          </table:table-cell>
          <table:table-cell office:value-type="float" office:value="1.07677757496908" calcext:value-type="float">
            <text:p>1.076777575</text:p>
          </table:table-cell>
          <table:table-cell office:value-type="float" office:value="1.03936949092955" calcext:value-type="float">
            <text:p>1.0393694909</text:p>
          </table:table-cell>
          <table:table-cell office:value-type="float" office:value="1.0134500926279" calcext:value-type="float">
            <text:p>1.0134500926</text:p>
          </table:table-cell>
          <table:table-cell office:value-type="float" office:value="0.807215431788062" calcext:value-type="float">
            <text:p>0.8072154318</text:p>
          </table:table-cell>
          <table:table-cell office:value-type="float" office:value="0.967495600203788" calcext:value-type="float">
            <text:p>0.9674956002</text:p>
          </table:table-cell>
          <table:table-cell office:value-type="float" office:value="0.964693534688147" calcext:value-type="float">
            <text:p>0.9646935347</text:p>
          </table:table-cell>
          <table:table-cell office:value-type="float" office:value="22.54" calcext:value-type="float">
            <text:p>22.54</text:p>
          </table:table-cell>
          <table:table-cell office:value-type="float" office:value="0" calcext:value-type="float">
            <text:p>0</text:p>
          </table:table-cell>
          <table:table-cell office:value-type="float" office:value="420.291898629515" calcext:value-type="float">
            <text:p>420.2918986295</text:p>
          </table:table-cell>
          <table:table-cell table:number-columns-repeated="9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1.0910683262226" calcext:value-type="float">
            <text:p>1.0910683262</text:p>
          </table:table-cell>
          <table:table-cell office:value-type="float" office:value="1.01639228647206" calcext:value-type="float">
            <text:p>1.0163922865</text:p>
          </table:table-cell>
          <table:table-cell office:value-type="float" office:value="0.99075306131832" calcext:value-type="float">
            <text:p>0.9907530613</text:p>
          </table:table-cell>
          <table:table-cell office:value-type="float" office:value="0.892959688781775" calcext:value-type="float">
            <text:p>0.8929596888</text:p>
          </table:table-cell>
          <table:table-cell office:value-type="float" office:value="0.841541193654906" calcext:value-type="float">
            <text:p>0.8415411937</text:p>
          </table:table-cell>
          <table:table-cell office:value-type="float" office:value="0.903747816386175" calcext:value-type="float">
            <text:p>0.9037478164</text:p>
          </table:table-cell>
          <table:table-cell office:value-type="float" office:value="0.89464097819664" calcext:value-type="float">
            <text:p>0.8946409782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136.72157728815" calcext:value-type="float">
            <text:p>1136.7215772882</text:p>
          </table:table-cell>
          <table:table-cell table:number-columns-repeated="9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0.0982837120806352" calcext:value-type="float">
            <text:p>0.0982837121</text:p>
          </table:table-cell>
          <table:table-cell office:value-type="float" office:value="0.0607355519057927" calcext:value-type="float">
            <text:p>0.0607355519</text:p>
          </table:table-cell>
          <table:table-cell office:value-type="float" office:value="1.02493869485664" calcext:value-type="float">
            <text:p>1.0249386949</text:p>
          </table:table-cell>
          <table:table-cell office:value-type="float" office:value="0.949982481958195" calcext:value-type="float">
            <text:p>0.949982482</text:p>
          </table:table-cell>
          <table:table-cell office:value-type="float" office:value="0.793625238668021" calcext:value-type="float">
            <text:p>0.7936252387</text:p>
          </table:table-cell>
          <table:table-cell office:value-type="float" office:value="0.908091042988159" calcext:value-type="float">
            <text:p>0.908091043</text:p>
          </table:table-cell>
          <table:table-cell office:value-type="float" office:value="0.907670741511727" calcext:value-type="float">
            <text:p>0.9076707415</text:p>
          </table:table-cell>
          <table:table-cell office:value-type="float" office:value="38.85" calcext:value-type="float">
            <text:p>38.85</text:p>
          </table:table-cell>
          <table:table-cell office:value-type="float" office:value="0" calcext:value-type="float">
            <text:p>0</text:p>
          </table:table-cell>
          <table:table-cell office:value-type="float" office:value="43.7909916601877" calcext:value-type="float">
            <text:p>43.7909916602</text:p>
          </table:table-cell>
          <table:table-cell table:number-columns-repeated="9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float" office:value="-0.000490365640693906" calcext:value-type="float">
            <text:p>-0.0004903656</text:p>
          </table:table-cell>
          <table:table-cell office:value-type="float" office:value="0.997758308616558" calcext:value-type="float">
            <text:p>0.9977583086</text:p>
          </table:table-cell>
          <table:table-cell office:value-type="float" office:value="0.979684760566009" calcext:value-type="float">
            <text:p>0.9796847606</text:p>
          </table:table-cell>
          <table:table-cell office:value-type="float" office:value="0.835656722457444" calcext:value-type="float">
            <text:p>0.8356567225</text:p>
          </table:table-cell>
          <table:table-cell office:value-type="float" office:value="0.952784630982971" calcext:value-type="float">
            <text:p>0.952784631</text:p>
          </table:table-cell>
          <table:table-cell office:value-type="float" office:value="0.970858179033519" calcext:value-type="float">
            <text:p>0.970858179</text:p>
          </table:table-cell>
          <table:table-cell office:value-type="float" office:value="0.968756588142221" calcext:value-type="float">
            <text:p>0.9687565881</text:p>
          </table:table-cell>
          <table:table-cell office:value-type="float" office:value="87.91" calcext:value-type="float">
            <text:p>87.91</text:p>
          </table:table-cell>
          <table:table-cell office:value-type="float" office:value="0" calcext:value-type="float">
            <text:p>0</text:p>
          </table:table-cell>
          <table:table-cell office:value-type="float" office:value="240.399448554046" calcext:value-type="float">
            <text:p>240.399448554</text:p>
          </table:table-cell>
          <table:table-cell table:number-columns-repeated="9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0.957267985913477" calcext:value-type="float">
            <text:p>0.9572679859</text:p>
          </table:table-cell>
          <table:table-cell office:value-type="float" office:value="0.980805586772265" calcext:value-type="float">
            <text:p>0.9808055868</text:p>
          </table:table-cell>
          <table:table-cell office:value-type="float" office:value="0.974080546025593" calcext:value-type="float">
            <text:p>0.974080546</text:p>
          </table:table-cell>
          <table:table-cell office:value-type="float" office:value="0.977162868198279" calcext:value-type="float">
            <text:p>0.9771628682</text:p>
          </table:table-cell>
          <table:table-cell office:value-type="float" office:value="0.961050782710506" calcext:value-type="float">
            <text:p>0.9610507827</text:p>
          </table:table-cell>
          <table:table-cell office:value-type="float" office:value="0.966935170398833" calcext:value-type="float">
            <text:p>0.9669351704</text:p>
          </table:table-cell>
          <table:table-cell office:value-type="float" office:value="0.964133104883192" calcext:value-type="float">
            <text:p>0.9641331049</text:p>
          </table:table-cell>
          <table:table-cell office:value-type="float" office:value="89.09" calcext:value-type="float">
            <text:p>89.09</text:p>
          </table:table-cell>
          <table:table-cell office:value-type="float" office:value="0" calcext:value-type="float">
            <text:p>0</text:p>
          </table:table-cell>
          <table:table-cell office:value-type="float" office:value="784.864394030423" calcext:value-type="float">
            <text:p>784.8643940304</text:p>
          </table:table-cell>
          <table:table-cell table:number-columns-repeated="9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-0.0024518386421114" calcext:value-type="float">
            <text:p>-0.0024518386</text:p>
          </table:table-cell>
          <table:table-cell office:value-type="float" office:value="0.000350263408776049" calcext:value-type="float">
            <text:p>0.0003502634</text:p>
          </table:table-cell>
          <table:table-cell office:value-type="float" office:value="0.0181436069954886" calcext:value-type="float">
            <text:p>0.018143607</text:p>
          </table:table-cell>
          <table:table-cell office:value-type="float" office:value="0.97366024454916" calcext:value-type="float">
            <text:p>0.9736602445</text:p>
          </table:table-cell>
          <table:table-cell office:value-type="float" office:value="0.970577922376474" calcext:value-type="float">
            <text:p>0.9705779224</text:p>
          </table:table-cell>
          <table:table-cell office:value-type="float" office:value="0.964693534688147" calcext:value-type="float">
            <text:p>0.9646935347</text:p>
          </table:table-cell>
          <table:table-cell office:value-type="float" office:value="0.95880914699982" calcext:value-type="float">
            <text:p>0.958809147</text:p>
          </table:table-cell>
          <table:table-cell office:value-type="float" office:value="87.32" calcext:value-type="float">
            <text:p>87.32</text:p>
          </table:table-cell>
          <table:table-cell office:value-type="float" office:value="0" calcext:value-type="float">
            <text:p>0</text:p>
          </table:table-cell>
          <table:table-cell office:value-type="float" office:value="33.4903324280243" calcext:value-type="float">
            <text:p>33.490332428</text:p>
          </table:table-cell>
          <table:table-cell table:number-columns-repeated="9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-0.000770580543171494" calcext:value-type="float">
            <text:p>-0.0007705805</text:p>
          </table:table-cell>
          <table:table-cell office:value-type="float" office:value="1.02157619953605" calcext:value-type="float">
            <text:p>1.0215761995</text:p>
          </table:table-cell>
          <table:table-cell office:value-type="float" office:value="0.980945748504443" calcext:value-type="float">
            <text:p>0.9809457485</text:p>
          </table:table-cell>
          <table:table-cell office:value-type="float" office:value="0.965674265969535" calcext:value-type="float">
            <text:p>0.965674266</text:p>
          </table:table-cell>
          <table:table-cell office:value-type="float" office:value="0.846444850061845" calcext:value-type="float">
            <text:p>0.8464448501</text:p>
          </table:table-cell>
          <table:table-cell office:value-type="float" office:value="0.948581449200374" calcext:value-type="float">
            <text:p>0.9485814492</text:p>
          </table:table-cell>
          <table:table-cell office:value-type="float" office:value="0.95936949329564" calcext:value-type="float">
            <text:p>0.9593694933</text:p>
          </table:table-cell>
          <table:table-cell office:value-type="float" office:value="71.98" calcext:value-type="float">
            <text:p>71.98</text:p>
          </table:table-cell>
          <table:table-cell office:value-type="float" office:value="0" calcext:value-type="float">
            <text:p>0</text:p>
          </table:table-cell>
          <table:table-cell office:value-type="float" office:value="210.493834506488" calcext:value-type="float">
            <text:p>210.4938345065</text:p>
          </table:table-cell>
          <table:table-cell table:number-columns-repeated="9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0.970718050704997" calcext:value-type="float">
            <text:p>0.9707180507</text:p>
          </table:table-cell>
          <table:table-cell office:value-type="float" office:value="0.988511425607635" calcext:value-type="float">
            <text:p>0.9885114256</text:p>
          </table:table-cell>
          <table:table-cell office:value-type="float" office:value="0.976462310064801" calcext:value-type="float">
            <text:p>0.9764623101</text:p>
          </table:table-cell>
          <table:table-cell office:value-type="float" office:value="0.958108588866343" calcext:value-type="float">
            <text:p>0.9581085889</text:p>
          </table:table-cell>
          <table:table-cell office:value-type="float" office:value="0.928966740063483" calcext:value-type="float">
            <text:p>0.9289667401</text:p>
          </table:table-cell>
          <table:table-cell office:value-type="float" office:value="0.973940501206205" calcext:value-type="float">
            <text:p>0.9739405012</text:p>
          </table:table-cell>
          <table:table-cell office:value-type="float" office:value="0.978984202432532" calcext:value-type="float">
            <text:p>0.9789842024</text:p>
          </table:table-cell>
          <table:table-cell office:value-type="float" office:value="77.77" calcext:value-type="float">
            <text:p>77.77</text:p>
          </table:table-cell>
          <table:table-cell office:value-type="float" office:value="0" calcext:value-type="float">
            <text:p>0</text:p>
          </table:table-cell>
          <table:table-cell office:value-type="float" office:value="1108.47835936326" calcext:value-type="float">
            <text:p>1108.4783593633</text:p>
          </table:table-cell>
          <table:table-cell table:number-columns-repeated="9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-0.00175131182455931" calcext:value-type="float">
            <text:p>-0.0017513118</text:p>
          </table:table-cell>
          <table:table-cell office:value-type="float" office:value="1.02690015741942" calcext:value-type="float">
            <text:p>1.0269001574</text:p>
          </table:table-cell>
          <table:table-cell office:value-type="float" office:value="1.00938703917382" calcext:value-type="float">
            <text:p>1.0093870392</text:p>
          </table:table-cell>
          <table:table-cell office:value-type="float" office:value="0.979824888894532" calcext:value-type="float">
            <text:p>0.9798248889</text:p>
          </table:table-cell>
          <table:table-cell office:value-type="float" office:value="0.977443124855324" calcext:value-type="float">
            <text:p>0.9774431249</text:p>
          </table:table-cell>
          <table:table-cell office:value-type="float" office:value="0.990332759841888" calcext:value-type="float">
            <text:p>0.9903327598</text:p>
          </table:table-cell>
          <table:table-cell office:value-type="float" office:value="0.976322265245413" calcext:value-type="float">
            <text:p>0.9763222652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  <table:table-cell office:value-type="float" office:value="220.117625748609" calcext:value-type="float">
            <text:p>220.1176257486</text:p>
          </table:table-cell>
          <table:table-cell table:number-columns-repeated="9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3" office:value-type="float" office:value="1.02103626925325" calcext:value-type="float">
            <text:p>1.0210362693</text:p>
          </table:table-cell>
          <table:table-cell table:style-name="ce3" office:value-type="float" office:value="0.99381564815568" calcext:value-type="float">
            <text:p>0.9938156482</text:p>
          </table:table-cell>
          <table:table-cell table:style-name="ce3" office:value-type="float" office:value="0.987655192251458" calcext:value-type="float">
            <text:p>0.9876551923</text:p>
          </table:table-cell>
          <table:table-cell table:style-name="ce3" office:value-type="float" office:value="0.963156658881682" calcext:value-type="float">
            <text:p>0.9631566589</text:p>
          </table:table-cell>
          <table:table-cell table:style-name="ce3" office:value-type="float" office:value="0.959288419963917" calcext:value-type="float">
            <text:p>0.95928842</text:p>
          </table:table-cell>
          <table:table-cell table:style-name="ce3" office:value-type="float" office:value="0.968314253843053" calcext:value-type="float">
            <text:p>0.9683142538</text:p>
          </table:table-cell>
          <table:table-cell table:style-name="ce3" office:value-type="float" office:value="0.974904495095144" calcext:value-type="float">
            <text:p>0.9749044951</text:p>
          </table:table-cell>
          <table:table-cell office:value-type="float" office:value="51.72" calcext:value-type="float">
            <text:p>51.72</text:p>
          </table:table-cell>
          <table:table-cell office:value-type="float" office:value="0" calcext:value-type="float">
            <text:p>0</text:p>
          </table:table-cell>
          <table:table-cell office:value-type="float" office:value="1039.10221040606" calcext:value-type="float">
            <text:p>1039.1022104061</text:p>
          </table:table-cell>
          <table:table-cell table:number-columns-repeated="9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3" office:value-type="float" office:value="1.16100761365889" calcext:value-type="float">
            <text:p>1.1610076137</text:p>
          </table:table-cell>
          <table:table-cell table:style-name="ce3" office:value-type="float" office:value="1.02590736911387" calcext:value-type="float">
            <text:p>1.0259073691</text:p>
          </table:table-cell>
          <table:table-cell table:style-name="ce3" office:value-type="float" office:value="1.00613655996412" calcext:value-type="float">
            <text:p>1.00613656</text:p>
          </table:table-cell>
          <table:table-cell table:style-name="ce3" office:value-type="float" office:value="0.988084977599326" calcext:value-type="float">
            <text:p>0.9880849776</text:p>
          </table:table-cell>
          <table:table-cell table:style-name="ce3" office:value-type="float" office:value="0.965592166115253" calcext:value-type="float">
            <text:p>0.9655921661</text:p>
          </table:table-cell>
          <table:table-cell table:style-name="ce3" office:value-type="float" office:value="0.98120824124648" calcext:value-type="float">
            <text:p>0.9812082412</text:p>
          </table:table-cell>
          <table:table-cell table:style-name="ce3" office:value-type="float" office:value="0.987655192251458" calcext:value-type="float">
            <text:p>0.9876551923</text:p>
          </table:table-cell>
          <table:table-cell office:value-type="float" office:value="85.57" calcext:value-type="float">
            <text:p>85.57</text:p>
          </table:table-cell>
          <table:table-cell office:value-type="float" office:value="0" calcext:value-type="float">
            <text:p>0</text:p>
          </table:table-cell>
          <table:table-cell office:value-type="float" office:value="1865.67086157922" calcext:value-type="float">
            <text:p>1865.6708615792</text:p>
          </table:table-cell>
          <table:table-cell table:number-columns-repeated="9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" office:value-type="float" office:value="0.045534861331043" calcext:value-type="float">
            <text:p>0.0455348613</text:p>
          </table:table-cell>
          <table:table-cell table:style-name="ce3" office:value-type="float" office:value="0.0194603647379731" calcext:value-type="float">
            <text:p>0.0194603647</text:p>
          </table:table-cell>
          <table:table-cell table:style-name="ce3" office:value-type="float" office:value="0.429488998717111" calcext:value-type="float">
            <text:p>0.4294889987</text:p>
          </table:table-cell>
          <table:table-cell table:style-name="ce3" office:value-type="float" office:value="1.0132998768112" calcext:value-type="float">
            <text:p>1.0132998768</text:p>
          </table:table-cell>
          <table:table-cell table:style-name="ce3" office:value-type="float" office:value="0.957139407831101" calcext:value-type="float">
            <text:p>0.9571394078</text:p>
          </table:table-cell>
          <table:table-cell table:style-name="ce3" office:value-type="float" office:value="0.990950355574239" calcext:value-type="float">
            <text:p>0.9909503556</text:p>
          </table:table-cell>
          <table:table-cell table:style-name="ce3" office:value-type="float" office:value="0.97332855855731" calcext:value-type="float">
            <text:p>0.9733285586</text:p>
          </table:table-cell>
          <table:table-cell office:value-type="float" office:value="83.28" calcext:value-type="float">
            <text:p>83.28</text:p>
          </table:table-cell>
          <table:table-cell office:value-type="float" office:value="0" calcext:value-type="float">
            <text:p>0</text:p>
          </table:table-cell>
          <table:table-cell office:value-type="float" office:value="44.2345825341385" calcext:value-type="float">
            <text:p>44.2345825341</text:p>
          </table:table-cell>
          <table:table-cell table:number-columns-repeated="9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3" office:value-type="float" office:value="1.10499043492591" calcext:value-type="float">
            <text:p>1.1049904349</text:p>
          </table:table-cell>
          <table:table-cell table:style-name="ce3" office:value-type="float" office:value="0.986222545960737" calcext:value-type="float">
            <text:p>0.986222546</text:p>
          </table:table-cell>
          <table:table-cell table:style-name="ce3" office:value-type="float" office:value="1.06931705554418" calcext:value-type="float">
            <text:p>1.0693170555</text:p>
          </table:table-cell>
          <table:table-cell table:style-name="ce3" office:value-type="float" office:value="1.02676693980961" calcext:value-type="float">
            <text:p>1.0267669398</text:p>
          </table:table-cell>
          <table:table-cell table:style-name="ce3" office:value-type="float" office:value="0.976910216980847" calcext:value-type="float">
            <text:p>0.976910217</text:p>
          </table:table-cell>
          <table:table-cell table:style-name="ce3" office:value-type="float" office:value="0.971466041525248" calcext:value-type="float">
            <text:p>0.9714660415</text:p>
          </table:table-cell>
          <table:table-cell table:style-name="ce3" office:value-type="float" office:value="0.9826408875372" calcext:value-type="float">
            <text:p>0.9826408875</text:p>
          </table:table-cell>
          <table:table-cell office:value-type="float" office:value="43.84" calcext:value-type="float">
            <text:p>43.84</text:p>
          </table:table-cell>
          <table:table-cell office:value-type="float" office:value="0" calcext:value-type="float">
            <text:p>0</text:p>
          </table:table-cell>
          <table:table-cell office:value-type="float" office:value="857.232486206276" calcext:value-type="float">
            <text:p>857.2324862063</text:p>
          </table:table-cell>
          <table:table-cell table:number-columns-repeated="9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3" office:value-type="float" office:value="1.09467524500317" calcext:value-type="float">
            <text:p>1.094675245</text:p>
          </table:table-cell>
          <table:table-cell table:style-name="ce3" office:value-type="float" office:value="1.06974684089205" calcext:value-type="float">
            <text:p>1.0697468409</text:p>
          </table:table-cell>
          <table:table-cell table:style-name="ce3" office:value-type="float" office:value="1.05284140971722" calcext:value-type="float">
            <text:p>1.0528414097</text:p>
          </table:table-cell>
          <table:table-cell table:style-name="ce3" office:value-type="float" office:value="1.00599326971701" calcext:value-type="float">
            <text:p>1.0059932697</text:p>
          </table:table-cell>
          <table:table-cell table:style-name="ce3" office:value-type="float" office:value="0.981638026594349" calcext:value-type="float">
            <text:p>0.9816380266</text:p>
          </table:table-cell>
          <table:table-cell table:style-name="ce3" office:value-type="float" office:value="0.97705350722796" calcext:value-type="float">
            <text:p>0.9770535072</text:p>
          </table:table-cell>
          <table:table-cell table:style-name="ce3" office:value-type="float" office:value="0.842096467536578" calcext:value-type="float">
            <text:p>0.8420964675</text:p>
          </table:table-cell>
          <table:table-cell office:value-type="float" office:value="91.98" calcext:value-type="float">
            <text:p>91.98</text:p>
          </table:table-cell>
          <table:table-cell office:value-type="float" office:value="0" calcext:value-type="float">
            <text:p>0</text:p>
          </table:table-cell>
          <table:table-cell office:value-type="float" office:value="1715.31836103974" calcext:value-type="float">
            <text:p>1715.3183610397</text:p>
          </table:table-cell>
          <table:table-cell table:number-columns-repeated="9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3" office:value-type="float" office:value="0.109574970303575" calcext:value-type="float">
            <text:p>0.1095749703</text:p>
          </table:table-cell>
          <table:table-cell table:style-name="ce3" office:value-type="float" office:value="0.0370821350694424" calcext:value-type="float">
            <text:p>0.0370821351</text:p>
          </table:table-cell>
          <table:table-cell table:style-name="ce3" office:value-type="float" office:value="-0.00374880725110419" calcext:value-type="float">
            <text:p>-0.0037488073</text:p>
          </table:table-cell>
          <table:table-cell table:style-name="ce3" office:value-type="float" office:value="0.996537735883479" calcext:value-type="float">
            <text:p>0.9965377359</text:p>
          </table:table-cell>
          <table:table-cell table:style-name="ce3" office:value-type="float" office:value="0.964302724678174" calcext:value-type="float">
            <text:p>0.9643027247</text:p>
          </table:table-cell>
          <table:table-cell table:style-name="ce3" office:value-type="float" office:value="0.973901634152293" calcext:value-type="float">
            <text:p>0.9739016342</text:p>
          </table:table-cell>
          <table:table-cell table:style-name="ce3" office:value-type="float" office:value="0.975764065790882" calcext:value-type="float">
            <text:p>0.9757640658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  <table:table-cell office:value-type="float" office:value="14.6935358098029" calcext:value-type="float">
            <text:p>14.6935358098</text:p>
          </table:table-cell>
          <table:table-cell table:number-columns-repeated="9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" office:value-type="float" office:value="0.246107925184423" calcext:value-type="float">
            <text:p>0.2461079252</text:p>
          </table:table-cell>
          <table:table-cell table:style-name="ce3" office:value-type="float" office:value="0.686365757752598" calcext:value-type="float">
            <text:p>0.6863657578</text:p>
          </table:table-cell>
          <table:table-cell table:style-name="ce3" office:value-type="float" office:value="0.852841442807189" calcext:value-type="float">
            <text:p>0.8528414428</text:p>
          </table:table-cell>
          <table:table-cell table:style-name="ce3" office:value-type="float" office:value="0.953987534755432" calcext:value-type="float">
            <text:p>0.9539875348</text:p>
          </table:table-cell>
          <table:table-cell table:style-name="ce3" office:value-type="float" office:value="0.949259810535403" calcext:value-type="float">
            <text:p>0.9492598105</text:p>
          </table:table-cell>
          <table:table-cell table:style-name="ce3" office:value-type="float" office:value="0.972325697614458" calcext:value-type="float">
            <text:p>0.9723256976</text:p>
          </table:table-cell>
          <table:table-cell table:style-name="ce3" office:value-type="float" office:value="0.978486153518681" calcext:value-type="float">
            <text:p>0.9784861535</text:p>
          </table:table-cell>
          <table:table-cell office:value-type="float" office:value="60.28" calcext:value-type="float">
            <text:p>60.28</text:p>
          </table:table-cell>
          <table:table-cell office:value-type="float" office:value="0" calcext:value-type="float">
            <text:p>0</text:p>
          </table:table-cell>
          <table:table-cell office:value-type="float" office:value="139.443331931511" calcext:value-type="float">
            <text:p>139.4433319315</text:p>
          </table:table-cell>
          <table:table-cell table:number-columns-repeated="9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3" office:value-type="float" office:value="0.0420964611320677" calcext:value-type="float">
            <text:p>0.0420964611</text:p>
          </table:table-cell>
          <table:table-cell table:style-name="ce3" office:value-type="float" office:value="0.0508357251911596" calcext:value-type="float">
            <text:p>0.0508357252</text:p>
          </table:table-cell>
          <table:table-cell table:style-name="ce3" office:value-type="float" office:value="-0.00159981112956364" calcext:value-type="float">
            <text:p>-0.0015998111</text:p>
          </table:table-cell>
          <table:table-cell table:style-name="ce3" office:value-type="float" office:value="1.01573538404477" calcext:value-type="float">
            <text:p>1.015735384</text:p>
          </table:table-cell>
          <table:table-cell table:style-name="ce3" office:value-type="float" office:value="0.986938826409361" calcext:value-type="float">
            <text:p>0.9869388264</text:p>
          </table:table-cell>
          <table:table-cell table:style-name="ce3" office:value-type="float" office:value="0.969746900133773" calcext:value-type="float">
            <text:p>0.9697469001</text:p>
          </table:table-cell>
          <table:table-cell table:style-name="ce3" office:value-type="float" office:value="0.98120824124648" calcext:value-type="float">
            <text:p>0.9812082412</text:p>
          </table:table-cell>
          <table:table-cell office:value-type="float" office:value="71.21" calcext:value-type="float">
            <text:p>71.21</text:p>
          </table:table-cell>
          <table:table-cell office:value-type="float" office:value="0" calcext:value-type="float">
            <text:p>0</text:p>
          </table:table-cell>
          <table:table-cell office:value-type="float" office:value="23.2281828719741" calcext:value-type="float">
            <text:p>23.228182872</text:p>
          </table:table-cell>
          <table:table-cell table:number-columns-repeated="9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" office:value-type="float" office:value="-0.00303247343155999" calcext:value-type="float">
            <text:p>-0.0030324734</text:p>
          </table:table-cell>
          <table:table-cell table:style-name="ce3" office:value-type="float" office:value="0.984789899670017" calcext:value-type="float">
            <text:p>0.9847898997</text:p>
          </table:table-cell>
          <table:table-cell table:style-name="ce3" office:value-type="float" office:value="0.911867204368727" calcext:value-type="float">
            <text:p>0.9118672044</text:p>
          </table:table-cell>
          <table:table-cell table:style-name="ce3" office:value-type="float" office:value="0.979059229113663" calcext:value-type="float">
            <text:p>0.9790592291</text:p>
          </table:table-cell>
          <table:table-cell table:style-name="ce3" office:value-type="float" office:value="0.886652305156855" calcext:value-type="float">
            <text:p>0.8866523052</text:p>
          </table:table-cell>
          <table:table-cell table:style-name="ce3" office:value-type="float" office:value="0.97476120484803" calcext:value-type="float">
            <text:p>0.9747612048</text:p>
          </table:table-cell>
          <table:table-cell table:style-name="ce3" office:value-type="float" office:value="0.975907356037995" calcext:value-type="float">
            <text:p>0.975907356</text:p>
          </table:table-cell>
          <table:table-cell office:value-type="float" office:value="84.75" calcext:value-type="float">
            <text:p>84.75</text:p>
          </table:table-cell>
          <table:table-cell office:value-type="float" office:value="0" calcext:value-type="float">
            <text:p>0</text:p>
          </table:table-cell>
          <table:table-cell office:value-type="float" office:value="226.149934507287" calcext:value-type="float">
            <text:p>226.1499345073</text:p>
          </table:table-cell>
          <table:table-cell table:number-columns-repeated="9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3" office:value-type="float" office:value="-0.000167143490475241" calcext:value-type="float">
            <text:p>-0.0001671435</text:p>
          </table:table-cell>
          <table:table-cell table:style-name="ce3" office:value-type="float" office:value="-0.0000238799288216262" calcext:value-type="float">
            <text:p>-2.38799288216262E-005</text:p>
          </table:table-cell>
          <table:table-cell table:style-name="ce3" office:value-type="float" office:value="0.043958924793209" calcext:value-type="float">
            <text:p>0.0439589248</text:p>
          </table:table-cell>
          <table:table-cell table:style-name="ce3" office:value-type="float" office:value="1.00427412832554" calcext:value-type="float">
            <text:p>1.0042741283</text:p>
          </table:table-cell>
          <table:table-cell table:style-name="ce3" office:value-type="float" office:value="0.979345724214418" calcext:value-type="float">
            <text:p>0.9793457242</text:p>
          </table:table-cell>
          <table:table-cell table:style-name="ce3" office:value-type="float" office:value="0.967597888000956" calcext:value-type="float">
            <text:p>0.967597888</text:p>
          </table:table-cell>
          <table:table-cell table:style-name="ce3" office:value-type="float" office:value="0.982211102189332" calcext:value-type="float">
            <text:p>0.9822111022</text:p>
          </table:table-cell>
          <table:table-cell office:value-type="float" office:value="84.72" calcext:value-type="float">
            <text:p>84.72</text:p>
          </table:table-cell>
          <table:table-cell office:value-type="float" office:value="0" calcext:value-type="float">
            <text:p>0</text:p>
          </table:table-cell>
          <table:table-cell office:value-type="float" office:value="37.2697674625309" calcext:value-type="float">
            <text:p>37.2697674625</text:p>
          </table:table-cell>
          <table:table-cell table:number-columns-repeated="9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3" office:value-type="float" office:value="1.1068528665645" calcext:value-type="float">
            <text:p>1.1068528666</text:p>
          </table:table-cell>
          <table:table-cell table:style-name="ce3" office:value-type="float" office:value="1.11974685396793" calcext:value-type="float">
            <text:p>1.119746854</text:p>
          </table:table-cell>
          <table:table-cell table:style-name="ce3" office:value-type="float" office:value="1.07103628232913" calcext:value-type="float">
            <text:p>1.0710362823</text:p>
          </table:table-cell>
          <table:table-cell table:style-name="ce3" office:value-type="float" office:value="1.02046319365827" calcext:value-type="float">
            <text:p>1.0204631937</text:p>
          </table:table-cell>
          <table:table-cell table:style-name="ce3" office:value-type="float" office:value="0.984933104523658" calcext:value-type="float">
            <text:p>0.9849331045</text:p>
          </table:table-cell>
          <table:table-cell table:style-name="ce3" office:value-type="float" office:value="0.987368697150703" calcext:value-type="float">
            <text:p>0.9873686972</text:p>
          </table:table-cell>
          <table:table-cell table:style-name="ce3" office:value-type="float" office:value="0.978629443765795" calcext:value-type="float">
            <text:p>0.9786294438</text:p>
          </table:table-cell>
          <table:table-cell office:value-type="float" office:value="46.86" calcext:value-type="float">
            <text:p>46.86</text:p>
          </table:table-cell>
          <table:table-cell office:value-type="float" office:value="0" calcext:value-type="float">
            <text:p>0</text:p>
          </table:table-cell>
          <table:table-cell office:value-type="float" office:value="904.218160682568" calcext:value-type="float">
            <text:p>904.2181606826</text:p>
          </table:table-cell>
          <table:table-cell table:number-columns-repeated="9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3" office:value-type="float" office:value="0.0908070647934164" calcext:value-type="float">
            <text:p>0.0908070648</text:p>
          </table:table-cell>
          <table:table-cell table:style-name="ce3" office:value-type="float" office:value="0.00226838509146458" calcext:value-type="float">
            <text:p>0.0022683851</text:p>
          </table:table-cell>
          <table:table-cell table:style-name="ce3" office:value-type="float" office:value="-0.00346227479070492" calcext:value-type="float">
            <text:p>-0.0034622748</text:p>
          </table:table-cell>
          <table:table-cell table:style-name="ce3" office:value-type="float" office:value="0.634646603285247" calcext:value-type="float">
            <text:p>0.6346466033</text:p>
          </table:table-cell>
          <table:table-cell table:style-name="ce3" office:value-type="float" office:value="1.00312797713557" calcext:value-type="float">
            <text:p>1.0031279771</text:p>
          </table:table-cell>
          <table:table-cell table:style-name="ce3" office:value-type="float" office:value="0.990233989732143" calcext:value-type="float">
            <text:p>0.9902339897</text:p>
          </table:table-cell>
          <table:table-cell table:style-name="ce3" office:value-type="float" office:value="0.978772648619436" calcext:value-type="float">
            <text:p>0.9787726486</text:p>
          </table:table-cell>
          <table:table-cell office:value-type="float" office:value="90.4" calcext:value-type="float">
            <text:p>90.4</text:p>
          </table:table-cell>
          <table:table-cell office:value-type="float" office:value="0" calcext:value-type="float">
            <text:p>0</text:p>
          </table:table-cell>
          <table:table-cell office:value-type="float" office:value="19.0191498664314" calcext:value-type="float">
            <text:p>19.01914986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ＭＳ Ｐゴシック" svg:font-family="'ＭＳ Ｐゴシック'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40:18.440106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5-20T13:30:15.306323018</meta:creation-date>
    <dc:date>2014-10-03T11:40:36.713018305</dc:date>
    <dc:creator>Trevor Hinkley</dc:creator>
    <meta:editing-duration>PT2M35S</meta:editing-duration>
    <meta:editing-cycles>5</meta:editing-cycles>
    <meta:generator>LibreOffice/4.2.6.3$Linux_X86_64 LibreOffice_project/420m0$Build-3</meta:generator>
    <meta:document-statistic meta:table-count="1" meta:cell-count="1066" meta:object-count="0"/>
  </office:meta>
</office:document-meta>
</file>